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3627846F.jpg"/>
  <manifest:file-entry manifest:media-type="image/jpeg" manifest:full-path="Pictures/100000000000054C0000019DFD1D99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ff00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1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10" style:family="graphic" style:parent-style-name="standard">
      <style:graphic-properties draw:stroke="solid" svg:stroke-width="0.035cm" svg:stroke-color="#009999" draw:stroke-linejoin="miter" draw:fill="solid" draw:fill-color="#ffffff" draw:textarea-horizontal-align="center" draw:textarea-vertical-align="top" draw:auto-grow-height="false" fo:padding-top="0cm" fo:padding-bottom="1.016cm" fo:padding-left="0.25cm" fo:padding-right="0.25cm" fo:wrap-option="no-wrap" draw:shadow="hidden" draw:shadow-offset-x="0.035cm" draw:shadow-offset-y="0.035cm" draw:shadow-color="#808080"/>
    </style:style>
    <style:style style:name="gr1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3" style:family="graphic" style:parent-style-name="standard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660066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7" style:family="graphic" style:parent-style-name="standard">
      <style:graphic-properties draw:stroke="solid" svg:stroke-width="0.035cm" svg:stroke-color="#009999" draw:stroke-linejoin="miter" draw:fill="solid" draw:fill-color="#ffffff" draw:textarea-horizontal-align="justify" draw:textarea-vertical-align="top" draw:auto-grow-height="false" fo:padding-top="0cm" fo:padding-bottom="0.13cm" fo:padding-left="0.25cm" fo:padding-right="0.25cm" fo:wrap-option="no-wrap" draw:shadow="visible" draw:shadow-offset-x="0.035cm" draw:shadow-offset-y="0.035cm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11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1.034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11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min-height="4.753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2.377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9" style:family="graphic" style:parent-style-name="standard">
      <style:graphic-properties draw:stroke="dash" draw:stroke-dash="Dash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31" style:family="graphic" style:parent-style-name="standard">
      <style:graphic-properties draw:stroke="solid" svg:stroke-width="0.026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2cm" fo:min-width="4.798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2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92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44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1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7" style:family="graphic" style:parent-style-name="standard">
      <style:graphic-properties draw:stroke="solid" svg:stroke-width="0.026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9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0.593cm" fo:min-width="0cm" fo:padding-top="0.127cm" fo:padding-bottom="0.127cm" fo:padding-left="0.254cm" fo:padding-right="0.254cm" fo:wrap-option="no-wrap" draw:shadow="visible" draw:shadow-offset-x="0.035cm" draw:shadow-offset-y="0.035cm" draw:shadow-color="#808080"/>
    </style:style>
    <style:style style:name="pr14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4.192cm" fo:min-width="0cm" fo:padding-top="0.127cm" fo:padding-bottom="0.127cm" fo:padding-left="0.254cm" fo:padding-right="0.254cm" fo:wrap-option="no-wrap" draw:shadow="visible" draw:shadow-offset-x="0.035cm" draw:shadow-offset-y="0.035cm" draw:shadow-color="#808080"/>
    </style:style>
    <style:style style:name="pr15" style:family="presentation" style:parent-style-name="Default-notes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74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5.886cm" fo:min-width="0cm" fo:padding-top="0.127cm" fo:padding-bottom="0.127cm" fo:padding-left="0.254cm" fo:padding-right="0.254cm" fo:wrap-option="no-wrap" draw:shadow="visible" draw:shadow-offset-x="0.035cm" draw:shadow-offset-y="0.035cm" draw:shadow-color="#808080"/>
    </style:style>
    <style:style style:name="pr17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visible" draw:shadow-offset-x="0.035cm" draw:shadow-offset-y="0.035cm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29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margin-top="0.158cm" fo:margin-bottom="0cm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2.063cm" fo:margin-right="0cm" fo:margin-top="0.176cm" fo:margin-bottom="0cm" text:enable-numbering="true" fo:text-indent="-0.793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/>
    </style:style>
    <style:style style:name="P12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text-align="center" text:enable-numbering="false" fo:text-indent="0cm" style:writing-mode="lr-tb"/>
    </style:style>
    <style:style style:name="P15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16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9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20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</style:style>
    <style:style style:name="P21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22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23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24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25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6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27" style:family="paragraph">
      <style:paragraph-properties fo:margin-left="2.063cm" fo:margin-right="0cm" fo:margin-top="0.158cm" fo:margin-bottom="0cm" fo:line-height="90%" text:enable-numbering="false" fo:text-indent="-0.793cm"/>
    </style:style>
    <style:style style:name="P28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9" style:family="paragraph">
      <style:paragraph-properties fo:margin-left="2.063cm" fo:margin-right="0cm" fo:margin-top="0.211cm" fo:margin-bottom="0cm" fo:line-height="90%" text:enable-numbering="false" fo:text-indent="-0.793cm"/>
    </style:style>
    <style:style style:name="P30" style:family="paragraph">
      <style:paragraph-properties fo:margin-left="0.952cm" fo:margin-right="0cm" fo:margin-top="0.176cm" fo:margin-bottom="0cm" text:enable-numbering="false" fo:text-indent="-0.952cm"/>
    </style:style>
    <style:style style:name="P31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33" style:family="paragraph">
      <style:paragraph-properties fo:margin-left="0.952cm" fo:margin-right="0cm" fo:margin-top="0.211cm" fo:margin-bottom="0cm" fo:line-height="80%" text:enable-numbering="false" fo:text-indent="-0.952cm" style:punctuation-wrap="hanging" style:line-break="strict"/>
    </style:style>
    <style:style style:name="P34" style:family="paragraph">
      <style:paragraph-properties fo:margin-left="0.952cm" fo:margin-right="0cm" fo:margin-top="0.211cm" fo:margin-bottom="0cm" text:enable-numbering="false" fo:text-indent="-0.952cm"/>
    </style:style>
    <style:style style:name="P35" style:family="paragraph">
      <style:paragraph-properties fo:margin-left="0cm" fo:margin-right="0cm" fo:margin-top="0.158cm" fo:margin-bottom="0cm" fo:line-height="100%" text:enable-numbering="false" fo:text-indent="0cm"/>
    </style:style>
    <style:style style:name="P36" style:family="paragraph">
      <style:paragraph-properties fo:margin-left="0.952cm" fo:margin-right="0cm" fo:text-indent="-0.952cm" style:writing-mode="lr-tb"/>
      <style:text-properties style:use-window-font-color="true"/>
    </style:style>
    <style:style style:name="P37" style:family="paragraph">
      <style:paragraph-properties fo:margin-left="0.952cm" fo:margin-right="0cm" fo:text-indent="-0.952cm" style:writing-mode="lr-tb"/>
      <style:text-properties fo:font-family="Arial" style:font-family-generic="swiss" style:font-pitch="variable" fo:font-size="18pt"/>
    </style:style>
    <style:style style:name="P38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  <style:text-properties fo:font-size="18pt"/>
    </style:style>
    <style:style style:name="P39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8pt"/>
    </style:style>
    <style:style style:name="P40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size="18pt"/>
    </style:style>
    <style:style style:name="P41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  <style:text-properties fo:font-size="18pt"/>
    </style:style>
    <style:style style:name="P42" style:family="paragraph">
      <style:paragraph-properties fo:margin-left="0cm" fo:margin-right="0cm" fo:text-indent="0cm"/>
      <style:text-properties fo:font-size="12pt"/>
    </style:style>
    <style:style style:name="P43" style:family="paragraph">
      <style:paragraph-properties fo:margin-left="2.063cm" fo:margin-right="0cm" text:enable-numbering="true" fo:text-indent="-0.793cm"/>
    </style:style>
    <style:style style:name="P44" style:family="paragraph">
      <style:paragraph-properties fo:margin-left="0cm" fo:margin-right="0cm" fo:line-height="100%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46" style:family="paragraph">
      <style:paragraph-properties fo:margin-left="0cm" fo:margin-right="0cm" text:enable-numbering="false" fo:text-indent="0cm"/>
      <style:text-properties fo:font-size="28pt" style:font-size-asian="32pt" style:font-size-complex="32pt"/>
    </style:style>
    <style:style style:name="P47" style:family="paragraph">
      <style:paragraph-properties fo:margin-left="0cm" fo:margin-right="0cm" fo:text-indent="0cm" style:writing-mode="lr-tb"/>
      <style:text-properties fo:font-size="28pt" style:font-size-asian="32pt" style:font-size-complex="32pt"/>
    </style:style>
    <style:style style:name="P48" style:family="paragraph">
      <style:paragraph-properties fo:margin-left="0.952cm" fo:margin-right="0cm" text:enable-numbering="true" fo:text-indent="-0.952cm"/>
    </style:style>
    <style:style style:name="P49" style:family="paragraph">
      <style:paragraph-properties fo:margin-left="0cm" fo:margin-right="0cm" fo:margin-top="0.158cm" fo:margin-bottom="0cm" text:enable-numbering="false" fo:text-indent="0cm"/>
      <style:text-properties fo:font-size="12pt"/>
    </style:style>
    <style:style style:name="P50" style:family="paragraph">
      <style:paragraph-properties fo:margin-left="0cm" fo:margin-right="0cm" fo:margin-top="0.158cm" fo:margin-bottom="0cm" text:enable-numbering="false" fo:text-indent="0cm" style:writing-mode="lr-tb"/>
      <style:text-properties fo:font-size="12pt"/>
    </style:style>
    <style:style style:name="P51" style:family="paragraph">
      <style:paragraph-properties fo:margin-left="0cm" fo:margin-right="0cm" fo:text-indent="0cm" style:writing-mode="lr-tb"/>
      <style:text-properties fo:font-size="28pt"/>
    </style:style>
    <style:style style:name="P52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 style:writing-mode="lr-tb"/>
    </style:style>
    <style:style style:name="P53" style:family="paragraph">
      <style:paragraph-properties fo:margin-left="0cm" fo:margin-right="0cm" fo:line-height="100%" text:enable-numbering="true" fo:text-indent="0cm" style:punctuation-wrap="simple" style:line-break="normal"/>
    </style:style>
    <style:style style:name="P54" style:family="paragraph">
      <style:paragraph-properties fo:margin-left="0.952cm" fo:margin-right="0cm" fo:margin-top="0.246cm" fo:margin-bottom="0cm" text:enable-numbering="true" fo:text-indent="-0.952cm"/>
    </style:style>
    <style:style style:name="P55" style:family="paragraph">
      <style:paragraph-properties fo:margin-left="2.063cm" fo:margin-right="0cm" fo:margin-top="0.211cm" fo:margin-bottom="0cm" text:enable-numbering="true" fo:text-indent="-0.793cm"/>
    </style:style>
    <style:style style:name="P56" style:family="paragraph">
      <style:paragraph-properties fo:margin-left="0.952cm" fo:margin-right="0cm" fo:margin-top="0.176cm" fo:margin-bottom="0cm" text:enable-numbering="true" fo:text-indent="-0.952cm"/>
    </style:style>
    <style:style style:name="P57" style:family="paragraph">
      <style:paragraph-properties fo:margin-left="2.063cm" fo:margin-right="0cm" fo:margin-top="0.158cm" fo:margin-bottom="0cm" text:enable-numbering="true" fo:text-indent="-0.793cm"/>
    </style:style>
    <style:style style:name="P58" style:family="paragraph">
      <style:paragraph-properties fo:margin-left="0.952cm" fo:margin-right="0cm" fo:margin-top="0.158cm" fo:margin-bottom="0cm" text:enable-numbering="false" fo:text-indent="-0.952cm"/>
    </style:style>
    <style:style style:name="P59" style:family="paragraph">
      <style:paragraph-properties fo:margin-left="0cm" fo:margin-right="0cm" fo:margin-top="0.211cm" fo:margin-bottom="0cm" text:enable-numbering="false" fo:text-indent="0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9" style:family="text">
      <style:text-properties fo:color="#00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11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2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13" style:family="text">
      <style:text-properties fo:color="#7f0055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4" style:family="text">
      <style:text-properties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5" style:family="text">
      <style:text-properties fo:color="#0000c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16" style:family="text">
      <style:text-properties fo:color="#000000" fo:font-family="Arial" style:font-family-generic="swiss" style:font-pitch="variable"/>
    </style:style>
    <style:style style:name="T17" style:family="text">
      <style:text-properties fo:color="#3f7f7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8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9" style:family="text">
      <style:text-properties fo:color="#7f0055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0" style:family="text">
      <style:text-properties fo:color="#0000c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1" style:family="text">
      <style:text-properties fo:color="#3f7f5f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2" style:family="text">
      <style:text-properties fo:color="#427531"/>
    </style:style>
    <style:style style:name="T23" style:family="text">
      <style:text-properties fo:color="#427531" fo:font-family="Arial" style:font-family-generic="swiss" style:font-pitch="variable" fo:font-size="20pt" style:font-size-asian="20pt" style:font-size-complex="20pt"/>
    </style:style>
    <style:style style:name="T24" style:family="text">
      <style:text-properties fo:color="#ffffff" fo:font-family="Arial" style:font-family-generic="swiss" style:font-pitch="variable" fo:language="en" fo:country="US"/>
    </style:style>
    <style:style style:name="T25" style:family="text">
      <style:text-properties fo:color="#000000" fo:font-family="Arial" style:font-family-generic="swiss" style:font-pitch="variable" fo:language="en" fo:country="US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3f7f7f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8" style:family="text">
      <style:text-properties fo:color="#666666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9" style:family="text">
      <style:text-properties fo:color="#00808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0" style:family="text">
      <style:text-properties fo:color="#3f5fbf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1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32" style:family="text">
      <style:text-properties fo:font-family="Arial" style:font-family-generic="swiss" style:font-pitch="variable" fo:font-size="24pt" fo:language="en" fo:country="US" style:font-family-asian="'ＭＳ Ｐゴシック'" style:font-family-generic-asian="modern" style:font-pitch-asian="variable" style:font-size-asian="24pt" style:font-family-complex="'ＭＳ Ｐゴシック'" style:font-family-generic-complex="modern" style:font-pitch-complex="variable" style:font-size-complex="24pt"/>
    </style:style>
    <style:style style:name="T33" style:family="text">
      <style:text-properties fo:color="#7f0055" fo:font-family="Arial" style:font-family-generic="swiss" style:font-pitch="variable" fo:font-size="24pt" fo:language="en" fo:country="US" style:font-family-asian="'ＭＳ Ｐゴシック'" style:font-family-generic-asian="modern" style:font-pitch-asian="variable" style:font-size-asian="24pt" style:font-family-complex="'ＭＳ Ｐゴシック'" style:font-family-generic-complex="modern" style:font-pitch-complex="variable" style:font-size-complex="24pt"/>
    </style:style>
    <style:style style:name="T34" style:family="text">
      <style:text-properties fo:color="#000000" fo:font-family="Verdana" style:font-family-generic="swiss" style:font-pitch="variable" fo:font-size="24pt" style:font-size-asian="24pt" style:font-size-complex="24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style:use-window-font-color="true" fo:font-family="Arial" style:font-family-generic="swiss" style:font-pitch="variable" fo:font-size="20pt" fo:language="en" fo:country="US" style:font-size-asian="20pt" style:font-size-complex="20pt"/>
    </style:style>
    <style:style style:name="T38" style:family="text">
      <style:text-properties fo:color="#3f7f7f" fo:font-family="Arial" style:font-family-generic="swiss" style:font-pitch="variable" fo:font-size="18pt" fo:language="en" fo:country="US" style:font-size-asian="20pt" style:font-size-complex="20pt"/>
    </style:style>
    <style:style style:name="T39" style:family="text">
      <style:text-properties fo:font-family="Arial" style:font-family-generic="swiss" style:font-pitch="variable" fo:font-size="18pt" fo:language="en" fo:country="US" style:font-size-asian="20pt" style:font-size-complex="20pt"/>
    </style:style>
    <style:style style:name="T40" style:family="text">
      <style:text-properties fo:color="#7f0055" fo:font-family="Arial" style:font-family-generic="swiss" style:font-pitch="variable" fo:font-size="18pt" fo:language="en" fo:country="US" style:font-size-asian="20pt" style:font-size-complex="20pt"/>
    </style:style>
    <style:style style:name="T41" style:family="text">
      <style:text-properties fo:color="#0000c0" fo:font-family="Arial" style:font-family-generic="swiss" style:font-pitch="variable" fo:font-size="18pt" fo:language="en" fo:country="US" style:font-size-asian="20pt" style:font-size-complex="20pt"/>
    </style:style>
    <style:style style:name="T42" style:family="text">
      <style:text-properties fo:color="#3f7f7f" fo:font-family="Arial" style:font-family-generic="swiss" style:font-pitch="variable" fo:font-size="18pt" fo:language="en" fo:country="US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43" style:family="text">
      <style:text-properties fo:color="#00808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4" style:family="text">
      <style:text-properties fo:color="#3f7f7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5" style:family="text">
      <style:text-properties fo:color="#7f007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6" style:family="text">
      <style:text-properties fo:color="#000000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7" style:family="text">
      <style:text-properties fo:color="#2a00ff" fo:font-family="Arial" style:font-family-generic="swiss" style:font-pitch="variable" fo:font-size="18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48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49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50" style:family="text">
      <style:text-properties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52" style:family="text">
      <style:text-properties fo:color="#000000" fo:language="en" fo:country="US"/>
    </style:style>
    <style:style style:name="T53" style:family="text">
      <style:text-properties fo:color="#7f0055" fo:font-family="Arial" style:font-family-generic="swiss" style:font-pitch="variable" fo:font-size="20pt" fo:language="en" fo:country="US" fo:font-weight="bold" style:font-size-asian="20pt" style:font-size-complex="20pt"/>
    </style:style>
    <style:style style:name="T54" style:family="text">
      <style:text-properties fo:color="#000000" fo:font-family="Arial" style:font-family-generic="swiss" style:font-pitch="variable" fo:font-size="20pt" fo:language="en" fo:country="US" fo:font-weight="bold" style:font-size-asian="20pt" style:font-size-complex="20pt"/>
    </style:style>
    <style:style style:name="T55" style:family="text">
      <style:text-properties fo:color="#666666" fo:font-family="Arial" style:font-family-generic="swiss" style:font-pitch="variable" fo:font-size="20pt" fo:language="en" fo:country="US" style:font-size-asian="20pt" style:font-size-complex="20pt"/>
    </style:style>
    <style:style style:name="T56" style:family="text">
      <style:text-properties fo:language="en" fo:country="US"/>
    </style:style>
    <style:style style:name="T57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58" style:family="text">
      <style:text-properties fo:font-size="20pt" fo:language="en" fo:country="US" style:font-size-asian="20pt" style:font-size-complex="20pt"/>
    </style:style>
    <style:style style:name="T59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60" style:family="text">
      <style:text-properties fo:font-family="Arial" style:font-family-generic="swiss" style:font-pitch="variable" fo:font-size="24pt" style:font-size-asian="24pt" style:font-size-complex="24pt"/>
    </style:style>
    <style:style style:name="T61" style:family="text">
      <style:text-properties fo:color="#000000" fo:font-family="Arial" style:font-family-generic="swiss" style:font-pitch="variable" fo:language="en" fo:country="US" fo:font-weight="bold" style:font-weight-asian="bold" style:font-weight-complex="bold"/>
    </style:style>
    <style:style style:name="T62" style:family="text">
      <style:text-properties fo:font-size="28pt" style:font-size-asian="32pt" style:font-size-complex="32pt"/>
    </style:style>
    <style:style style:name="T63" style:family="text">
      <style:text-properties fo:font-size="22pt" fo:language="en" fo:country="US" style:font-size-asian="24pt" style:font-size-complex="24pt"/>
    </style:style>
    <style:style style:name="T64" style:family="text">
      <style:text-properties fo:font-size="20pt" fo:language="en" fo:country="US" style:font-size-asian="24pt" style:font-size-complex="24pt"/>
    </style:style>
    <style:style style:name="T65" style:family="text">
      <style:text-properties fo:font-size="22pt" fo:language="en" fo:country="US" style:font-size-asian="20pt" style:font-size-complex="20pt"/>
    </style:style>
    <style:style style:name="T66" style:family="text">
      <style:text-properties fo:font-size="28pt" fo:language="en" fo:country="US"/>
    </style:style>
    <style:style style:name="T67" style:family="text">
      <style:text-properties fo:color="#666666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68" style:family="text">
      <style:text-properties fo:font-size="24pt" fo:language="en" fo:country="US" fo:font-style="italic" style:font-size-asian="24pt" style:font-size-complex="24pt"/>
    </style:style>
    <style:style style:name="T69" style:family="text">
      <style:text-properties fo:color="#0000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0" style:family="text">
      <style:text-properties fo:font-size="12pt"/>
    </style:style>
    <style:style style:name="T71" style:family="text">
      <style:text-properties fo:font-size="24pt" fo:language="en" fo:country="US" fo:font-style="normal" style:font-size-asian="24pt" style:font-size-complex="24pt"/>
    </style:style>
    <style:style style:name="T72" style:family="text">
      <style:text-properties fo:font-size="20pt" fo:language="en" fo:country="US" fo:font-style="normal" style:font-size-asian="24pt" style:font-size-complex="24pt"/>
    </style:style>
    <style:style style:name="T73" style:family="text">
      <style:text-properties fo:color="#0000c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4" style:family="text">
      <style:text-properties fo:color="#ff0000" fo:font-family="Arial" style:font-family-generic="swiss" style:font-pitch="variable"/>
    </style:style>
    <style:style style:name="T75" style:family="text">
      <style:text-properties fo:color="#000000" fo:font-family="Verdana" style:font-family-generic="swiss" style:font-pitch="variable" fo:font-size="20pt" style:font-size-asian="20pt" style:font-size-complex="20pt"/>
    </style:style>
    <style:style style:name="T76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f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3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pring Quick Start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Spring Quick Start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Introducing the Spring Application Context and Spring’s XML-based configuration language</text:span>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Emphasize this presentation will show how to hit the ground running with core Spring feature set.</text:span></text:p>
              <text:p text:style-name="P4"><text:span text:style-name="T3"/></text:p>
            </draw:text-box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Spring quick start</text:span></text:p>
              </text:list-item>
            </text:list>
            <text:list text:style-name="L4">
              <text:list-item>
                <text:p text:style-name="P6"><text:span text:style-name="T4">Writing bean defini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figuring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Going beyond constructor instanti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reating an application context</text:span></text:p>
              </text:list-item>
            </text:list>
            <text:list text:style-name="L4">
              <text:list-item>
                <text:p text:style-name="P6"><text:span text:style-name="T4">Summary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5">Spring quick start</text:span></text:p>
              </text:list-item>
            </text:list>
            <text:list text:style-name="L4">
              <text:list-item>
                <text:p text:style-name="P6"><text:span text:style-name="T4">Writing bean defini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figuring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Going beyond constructor instanti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reating an application context</text:span></text:p>
              </text:list-item>
            </text:list>
            <text:list text:style-name="L4">
              <text:list-item>
                <text:p text:style-name="P6"><text:span text:style-name="T4">Summary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7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The quick start should be “quick” -- communicate at a high level what has to be done to get a basic Spring-powered application up and running</text:span></text:p>
              <text:p text:style-name="P4"><text:span text:style-name="T3"/></text:p>
            </draw:text-box>
          </draw:frame>
        </presentation:notes>
      </draw:page>
      <draw:page draw:name="How Spring Works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7.476cm" svg:height="2.753cm" svg:x="0.957cm" svg:y="0.225cm" presentation:class="title" presentation:user-transformed="true">
          <draw:text-box>
            <text:p text:style-name="P5">How Spring Works</text:p>
          </draw:text-box>
        </draw:frame>
        <draw:custom-shape draw:style-name="gr1" draw:text-style-name="P12" draw:layer="layout" svg:width="7.196cm" svg:height="4.234cm" svg:x="9.102cm" svg:y="6.773cm">
          <text:p text:style-name="P11"><text:span text:style-name="T6">Spring</text:span></text:p>
          <text:p text:style-name="P11"><text:span text:style-name="T6">Application Context</text:span></text:p>
          <draw:enhanced-geometry svg:viewBox="0 0 21600 21600" draw:type="rectangle" draw:enhanced-path="M 0 0 L 21600 0 21600 21600 0 21600 0 0 Z N"/>
        </draw:custom-shape>
        <draw:g draw:id="id2">
          <draw:line draw:style-name="gr2" draw:text-style-name="P13" draw:layer="layout" svg:x1="2.963cm" svg:y1="8.467cm" svg:x2="9.102cm" svg:y2="8.467cm">
            <text:p text:style-name="P9"/>
          </draw:line>
          <draw:custom-shape draw:style-name="gr3" draw:text-style-name="P14" draw:layer="layout" svg:width="4.71cm" svg:height="1.887cm" svg:x="3.585cm" svg:y="8.401cm">
            <text:p text:style-name="P1"><text:span text:style-name="T7">Configuration</text:span></text:p>
            <text:p text:style-name="P1"><text:span text:style-name="T7">Instructions</text:span></text:p>
            <draw:enhanced-geometry svg:viewBox="0 0 21600 21600" draw:type="mso-spt202" draw:enhanced-path="M 0 0 L 21600 0 21600 21600 0 21600 0 0 Z N"/>
          </draw:custom-shape>
        </draw:g>
        <draw:g draw:id="id1">
          <draw:line draw:style-name="gr2" draw:text-style-name="P13" draw:layer="layout" svg:x1="12.7cm" svg:y1="4.657cm" svg:x2="12.7cm" svg:y2="6.773cm">
            <text:p text:style-name="P9"/>
          </draw:line>
          <draw:custom-shape draw:style-name="gr4" draw:text-style-name="P14" draw:layer="layout" svg:width="11.43cm" svg:height="1.074cm" svg:x="7.832cm" svg:y="4.868cm">
            <text:p text:style-name="P1"><text:span text:style-name="T7">Your Application Classes (POJOs)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12" draw:id="id4" draw:layer="layout" svg:width="7.408cm" svg:height="3.81cm" svg:x="8.89cm" svg:y="12.912cm">
          <text:p text:style-name="P11"><text:span text:style-name="T8">Fully configured</text:span></text:p>
          <text:p text:style-name="P11"><text:span text:style-name="T8">application system</text:span></text:p>
          <text:p text:style-name="P11"><text:span text:style-name="T9">Ready for use</text:span></text:p>
          <draw:enhanced-geometry svg:viewBox="0 0 21600 21600" draw:type="rectangle" draw:enhanced-path="M 0 0 L 21600 0 21600 21600 0 21600 0 0 Z N"/>
        </draw:custom-shape>
        <draw:g draw:id="id3">
          <draw:line draw:style-name="gr2" draw:text-style-name="P13" draw:layer="layout" svg:x1="12.488cm" svg:y1="11.007cm" svg:x2="12.488cm" svg:y2="12.912cm">
            <text:p text:style-name="P9"/>
          </draw:line>
          <draw:custom-shape draw:style-name="gr3" draw:text-style-name="P10" draw:layer="layout" svg:width="2.983cm" svg:height="1.074cm" svg:x="12.487cm" svg:y="11.364cm">
            <text:p text:style-name="P5"><text:span text:style-name="T7">Create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4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4"><text:span text:style-name="T3">Let’s start with a high level picture of how Spring works…</text:span></text:p>
              <text:p text:style-name="P4"><text:span text:style-name="T3"/></text:p>
              <text:p text:style-name="P4"><text:span text:style-name="T3">A good analogy is an automobile plant. <text:s/>At a auto plant cars are assembled from parts on an assembly line. <text:s/>Workers on the line have an instruction manual that tells how to piece together the parts to build a car. <text:s/>So, you can view Spring as an application assembler where the parts are your Java components, and the instructions provided to Spring act as the manual for the assembly process. <text:s/>After assembly, you have a fully configured system ready to be used--just like after car assembly, you have a fully configured car ready to be driven. <text:s/>Parts can be interchanged, can be used in other vehicles (systems), etc.</text:span></text:p>
            </draw:text-box>
          </draw:frame>
        </presentation:notes>
      </draw:page>
      <draw:page draw:name="Your Application Classes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2.225cm" svg:height="3.176cm" svg:x="1.057cm" svg:y="-0.001cm" presentation:class="title" presentation:user-transformed="true">
          <draw:text-box>
            <text:p text:style-name="P5">Your Application Classes</text:p>
          </draw:text-box>
        </draw:frame>
        <draw:frame presentation:style-name="pr9" draw:text-style-name="P8" draw:id="id5" draw:layer="layout" svg:width="22.437cm" svg:height="5.716cm" svg:x="1.269cm" svg:y="4.656cm" presentation:class="outline" presentation:user-transformed="true">
          <draw:text-box>
            <text:list text:style-name="L6">
              <text:list-item>
                <text:p text:style-name="P15"><text:span text:style-name="T10">public class</text:span><text:span text:style-name="T11"> TransferServiceImpl </text:span><text:span text:style-name="T10">implements</text:span><text:span text:style-name="T11"> TransferService {</text:span></text:p>
              </text:list-item>
            </text:list>
            <text:list text:style-name="L7">
              <text:list-item>
                <text:p text:style-name="P15"><text:span text:style-name="T11"><text:s text:c="4"/></text:span><text:span text:style-name="T10">public</text:span><text:span text:style-name="T11"> TransferServiceImpl(AccountRepository ar) {</text:span></text:p>
              </text:list-item>
            </text:list>
            <text:list text:style-name="L7">
              <text:list-item>
                <text:p text:style-name="P15"><text:span text:style-name="T11"><text:s text:c="8"/></text:span><text:span text:style-name="T10">this</text:span><text:span text:style-name="T11">.</text:span><text:span text:style-name="T12">accountRepository</text:span><text:span text:style-name="T11"> = ar;</text:span></text:p>
              </text:list-item>
            </text:list>
            <text:list text:style-name="L7">
              <text:list-item>
                <text:p text:style-name="P15"><text:span text:style-name="T11"><text:s text:c="4"/></text:span><text:span text:style-name="T11">}</text:span></text:p>
              </text:list-item>
            </text:list>
            <text:list text:style-name="L7">
              <text:list-item>
                <text:p text:style-name="P15"><text:span text:style-name="T11"><text:s text:c="4"/>…</text:span></text:p>
              </text:list-item>
            </text:list>
            <text:list text:style-name="L7">
              <text:list-item>
                <text:p text:style-name="P15"><text:span text:style-name="T11">}</text:span></text:p>
              </text:list-item>
            </text:list>
          </draw:text-box>
        </draw:frame>
        <draw:custom-shape draw:style-name="gr6" draw:text-style-name="P17" draw:id="id7" draw:layer="layout" svg:width="22.437cm" svg:height="5.292cm" svg:x="1.27cm" svg:y="11.218cm">
          <text:p text:style-name="P16"><text:span text:style-name="T13">public class</text:span><text:span text:style-name="T14"> JdbcAccountRepository </text:span><text:span text:style-name="T13">implements</text:span><text:span text:style-name="T14"> AccountRepository {</text:span></text:p>
          <text:p text:style-name="P16"><text:span text:style-name="T14"><text:s text:c="4"/></text:span><text:span text:style-name="T13">public</text:span><text:span text:style-name="T14"> JdbcAccountRepository(DataSource ds) {</text:span></text:p>
          <text:p text:style-name="P16"><text:span text:style-name="T14"><text:s text:c="8"/></text:span><text:span text:style-name="T13">this</text:span><text:span text:style-name="T14">.</text:span><text:span text:style-name="T15">dataSource</text:span><text:span text:style-name="T14"> = ds;</text:span></text:p>
          <text:p text:style-name="P16"><text:span text:style-name="T14"><text:s text:c="4"/></text:span><text:span text:style-name="T14">}</text:span></text:p>
          <text:p text:style-name="P16"><text:span text:style-name="T14"><text:s text:c="4"/>…</text:span></text:p>
          <text:p text:style-name="P16"><text:span text:style-name="T14">}</text:span></text:p>
          <draw:enhanced-geometry svg:viewBox="0 0 21600 21600" draw:type="rectangle" draw:enhanced-path="M 0 0 L 21600 0 21600 21600 0 21600 0 0 Z N"/>
        </draw:custom-shape>
        <draw:g draw:id="id8">
          <draw:custom-shape draw:style-name="gr7" draw:text-style-name="P17" draw:layer="layout" svg:width="12.796cm" svg:height="0.994cm" svg:x="10.614cm" svg:y="14.817cm">
            <text:p text:style-name="P18"><text:span text:style-name="T16">Needed to load accounts from the database</text:span></text:p>
            <draw:enhanced-geometry svg:viewBox="0 0 21600 21600" draw:type="mso-spt202" draw:enhanced-path="M 0 0 L 21600 0 21600 21600 0 21600 0 0 Z N"/>
          </draw:custom-shape>
          <draw:line draw:style-name="gr8" draw:text-style-name="P13" draw:layer="layout" svg:x1="13.335cm" svg:y1="14.816cm" svg:x2="13.123cm" svg:y2="12.911cm">
            <text:p text:style-name="P9"/>
          </draw:line>
        </draw:g>
        <draw:g draw:id="id6">
          <draw:line draw:style-name="gr8" draw:text-style-name="P13" draw:layer="layout" svg:x1="13.756cm" svg:y1="8.254cm" svg:x2="13.545cm" svg:y2="6.349cm">
            <text:p text:style-name="P9"/>
          </draw:line>
          <draw:custom-shape draw:style-name="gr7" draw:text-style-name="P17" draw:layer="layout" svg:width="10.51cm" svg:height="1.727cm" svg:x="11.456cm" svg:y="8.255cm">
            <text:p text:style-name="P18"><text:span text:style-name="T16">Needed to perform money transfers</text:span></text:p>
            <text:p text:style-name="P18"><text:span text:style-name="T16">between account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5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ation Instructions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3.495cm" svg:height="2.118cm" svg:x="1.057cm" svg:y="0.422cm" presentation:class="title" presentation:user-transformed="true">
          <draw:text-box>
            <text:p text:style-name="P5">Configuration Instructions</text:p>
          </draw:text-box>
        </draw:frame>
        <draw:custom-shape draw:style-name="gr6" draw:text-style-name="P17" draw:layer="layout" svg:width="24.554cm" svg:height="12.489cm" svg:x="0.423cm" svg:y="4.233cm">
          <text:p text:id="id9" text:style-name="P19"><text:span text:style-name="T17">&lt;beans&gt;</text:span></text:p>
          <text:p text:style-name="P19"><text:span text:style-name="T18"/></text:p>
          <text:p text:id="id11" text:style-name="P19"><text:span text:style-name="T17"><text:s text:c="4"/></text:span><text:span text:style-name="T17">&lt;bean</text:span><text:span text:style-name="T18"> </text:span><text:span text:style-name="T19">id</text:span><text:span text:style-name="T18">=</text:span><text:span text:style-name="T20">“transferService”</text:span><text:span text:style-name="T18"> </text:span><text:span text:style-name="T19">class</text:span><text:span text:style-name="T18">=</text:span><text:span text:style-name="T20">“app.impl.TransferServiceImpl”</text:span><text:span text:style-name="T17">&gt;</text:span></text:p>
          <text:p text:id="id17" text:style-name="P19"><text:span text:style-name="T17"><text:s text:c="8"/></text:span><text:span text:style-name="T17">&lt;constructor-arg</text:span><text:span text:style-name="T18"> </text:span><text:span text:style-name="T19">ref</text:span><text:span text:style-name="T18">=</text:span><text:span text:style-name="T20">“accountRepository” </text:span><text:span text:style-name="T17">/&gt;</text:span></text:p>
          <text:p text:id="id12" text:style-name="P19"><text:span text:style-name="T17"><text:s text:c="4"/></text:span><text:span text:style-name="T17">&lt;/bean&gt;</text:span></text:p>
          <text:p text:style-name="P19"><text:span text:style-name="T17"/></text:p>
          <text:p text:id="id13" text:style-name="P19"><text:span text:style-name="T17"><text:s text:c="4"/></text:span><text:span text:style-name="T17">&lt;bean</text:span><text:span text:style-name="T18"> </text:span><text:span text:style-name="T19">id</text:span><text:span text:style-name="T18">=</text:span><text:span text:style-name="T20">“accountRepository”</text:span><text:span text:style-name="T18"> </text:span><text:span text:style-name="T19">class</text:span><text:span text:style-name="T18">=</text:span><text:span text:style-name="T20">“app.impl.JdbcAccountRepository”</text:span><text:span text:style-name="T17">&gt;</text:span></text:p>
          <text:p text:id="id18" text:style-name="P19"><text:span text:style-name="T17"><text:s text:c="8"/></text:span><text:span text:style-name="T17">&lt;constructor-arg</text:span><text:span text:style-name="T18"> </text:span><text:span text:style-name="T19">ref</text:span><text:span text:style-name="T18">=</text:span><text:span text:style-name="T20">“dataSource” </text:span><text:span text:style-name="T17">/&gt;</text:span></text:p>
          <text:p text:id="id14" text:style-name="P19"><text:span text:style-name="T17"><text:s text:c="4"/></text:span><text:span text:style-name="T17">&lt;/bean&gt;</text:span></text:p>
          <text:p text:style-name="P19"><text:span text:style-name="T18"/></text:p>
          <text:p text:id="id15" text:style-name="P19"><text:span text:style-name="T17"><text:s text:c="4"/></text:span><text:span text:style-name="T17">&lt;bean</text:span><text:span text:style-name="T18"> </text:span><text:span text:style-name="T19">id</text:span><text:span text:style-name="T18">=</text:span><text:span text:style-name="T20">“dataSource”</text:span><text:span text:style-name="T18"> </text:span><text:span text:style-name="T19">class</text:span><text:span text:style-name="T18">=</text:span><text:span text:style-name="T20">“com.oracle.jdbc.pool.OracleDataSource”</text:span><text:span text:style-name="T17">&gt;</text:span></text:p>
          <text:p text:id="id19" text:style-name="P19"><text:span text:style-name="T17"><text:s text:c="8"/></text:span><text:span text:style-name="T17">&lt;property</text:span><text:span text:style-name="T19"> name</text:span><text:span text:style-name="T18">=</text:span><text:span text:style-name="T20">“URL”</text:span><text:span text:style-name="T18"> </text:span><text:span text:style-name="T19">value</text:span><text:span text:style-name="T18">=</text:span><text:span text:style-name="T20">“jdbc:oracle:thin:@localhost:1521:BANK” </text:span><text:span text:style-name="T17">/&gt;</text:span></text:p>
          <text:p text:id="id20" text:style-name="P19"><text:span text:style-name="T17"><text:s text:c="8"/></text:span><text:span text:style-name="T17">&lt;property</text:span><text:span text:style-name="T18"> </text:span><text:span text:style-name="T19">name</text:span><text:span text:style-name="T18">=</text:span><text:span text:style-name="T20">“user”</text:span><text:span text:style-name="T18"> </text:span><text:span text:style-name="T19">value</text:span><text:span text:style-name="T18">=</text:span><text:span text:style-name="T20">“moneytransfer-app” </text:span><text:span text:style-name="T17">/&gt;</text:span></text:p>
          <text:p text:id="id16" text:style-name="P19"><text:span text:style-name="T17"><text:s text:c="4"/></text:span><text:span text:style-name="T17">&lt;/bean&gt;</text:span></text:p>
          <text:p text:style-name="P19"><text:span text:style-name="T18"/></text:p>
          <text:p text:id="id10" text:style-name="P19"><text:span text:style-name="T17">&lt;/bean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6"/>
          <draw:frame presentation:style-name="pr7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Focus on the relationships between the elements rather than they syntax itself.</text:span></text:p>
            </draw:text-box>
          </draw:frame>
        </presentation:notes>
      </draw:page>
      <draw:page draw:name="Creating and Using the Applica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Creating and Using the Application</text:p>
          </draw:text-box>
        </draw:frame>
        <draw:custom-shape draw:style-name="gr6" draw:text-style-name="P17" draw:layer="layout" svg:width="22.649cm" svg:height="8.678cm" svg:x="1.693cm" svg:y="5.292cm">
          <text:p text:id="id21" text:style-name="P16"><text:span text:style-name="T21">// Create the application from the configuration</text:span></text:p>
          <text:p text:id="id22" text:style-name="P16"><text:span text:style-name="T14">ApplicationContext context =</text:span></text:p>
          <text:p text:id="id23" text:style-name="P16"><text:span text:style-name="T14"><text:s text:c="4"/></text:span><text:span text:style-name="T13">new</text:span><text:span text:style-name="T14"> ClassPathXmlApplicationContext(</text:span><text:span text:style-name="T15">“application-config.xml”</text:span><text:span text:style-name="T14">);</text:span></text:p>
          <text:p text:style-name="P16"><text:span text:style-name="T14"/></text:p>
          <text:p text:id="id24" text:style-name="P16"><text:span text:style-name="T21">// Look up the application service interface</text:span></text:p>
          <text:p text:id="id25" text:style-name="P16"><text:span text:style-name="T14">TransferService service = </text:span></text:p>
          <text:p text:id="id26" text:style-name="P16"><text:span text:style-name="T14"><text:s text:c="4"/></text:span><text:span text:style-name="T14">(TransferService) context.getBean(</text:span><text:span text:style-name="T15">“transferService”</text:span><text:span text:style-name="T14">);</text:span></text:p>
          <text:p text:style-name="P16"><text:span text:style-name="T14"/></text:p>
          <text:p text:id="id27" text:style-name="P16"><text:span text:style-name="T21">// Use the application</text:span></text:p>
          <text:p text:id="id28" text:style-name="P16"><text:span text:style-name="T14">service.transfer(</text:span><text:span text:style-name="T13">new</text:span><text:span text:style-name="T14"> MonetaryAmount(</text:span><text:span text:style-name="T15">“300.00”</text:span><text:span text:style-name="T14">, </text:span><text:span text:style-name="T15">“1”</text:span><text:span text:style-name="T14">, </text:span><text:span text:style-name="T15">“2”</text:span><text:span text:style-name="T14">)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7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side the Spring Application Context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7.476cm" svg:height="3.005cm" svg:x="0.957cm" svg:y="0.099cm" presentation:class="title" presentation:user-transformed="true">
          <draw:text-box>
            <text:p text:style-name="P5">Inside the Spring <text:span text:style-name="T22">A</text:span>pplication Context</text:p>
          </draw:text-box>
        </draw:frame>
        <draw:custom-shape draw:style-name="gr9" draw:text-style-name="P20" draw:layer="layout" svg:width="22.649cm" svg:height="2.751cm" svg:x="1.693cm" svg:y="5.292cm">
          <text:p text:style-name="P16"><text:span text:style-name="T21">// Create the application from the configuration</text:span></text:p>
          <text:p text:style-name="P16"><text:span text:style-name="T14">ApplicationContext context =</text:span></text:p>
          <text:p text:style-name="P16"><text:span text:style-name="T14"><text:s text:c="4"/></text:span><text:span text:style-name="T13">new</text:span><text:span text:style-name="T14"> ClassPathXmlApplicationContext(</text:span><text:span text:style-name="T15">“application-config.xml”</text:span><text:span text:style-name="T14">);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1.007cm" svg:height="9.102cm" svg:x="6.773cm" svg:y="8.255cm">
          <text:p text:style-name="P21"><text:span text:style-name="T23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1" draw:text-style-name="P13" draw:id="id33" draw:layer="layout" svg:width="0cm" svg:height="1.904cm" svg:x="12.488cm" svg:y="11.642cm" svg:viewBox="0 0 0 1905" draw:points="0,0 0,1905">
          <text:p text:style-name="P9"/>
        </draw:polyline>
        <draw:polyline draw:style-name="gr11" draw:text-style-name="P13" draw:id="id31" draw:layer="layout" svg:width="0cm" svg:height="1.269cm" svg:x="12.488cm" svg:y="14.393cm" svg:viewBox="0 0 0 1270" draw:points="0,0 0,1270">
          <text:p text:style-name="P9"/>
        </draw:polyline>
        <draw:g draw:id="id29">
          <draw:custom-shape draw:style-name="gr12" draw:text-style-name="P17" draw:layer="layout" svg:width="7.408cm" svg:height="1.27cm" svg:x="8.679cm" svg:y="15.663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7.408cm" svg:height="0.994cm" svg:x="8.679cm" svg:y="15.875cm">
            <text:p text:style-name="P21"><text:span text:style-name="T24">OracleDataSour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3" draw:layer="layout" svg:width="3.741cm" svg:height="0.994cm" svg:x="8.477cm" svg:y="14.817cm">
            <text:p text:style-name="P18"><text:span text:style-name="T25">dataSource</text:span></text:p>
            <draw:enhanced-geometry svg:viewBox="0 0 21600 21600" draw:type="mso-spt202" draw:enhanced-path="M 0 0 L 21600 0 21600 21600 0 21600 0 0 Z N"/>
          </draw:custom-shape>
        </draw:g>
        <draw:g draw:id="id30">
          <draw:custom-shape draw:style-name="gr14" draw:text-style-name="P17" draw:layer="layout" svg:width="7.408cm" svg:height="1.058cm" svg:x="8.679cm" svg:y="13.335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4" draw:text-style-name="P22" draw:layer="layout" svg:width="7.408cm" svg:height="0.994cm" svg:x="8.679cm" svg:y="13.335cm">
            <text:p text:style-name="P21"><text:span text:style-name="T24">JdbcAccountRepositor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3" draw:layer="layout" svg:width="5.773cm" svg:height="0.994cm" svg:x="8.467cm" svg:y="12.488cm">
            <text:p text:style-name="P18"><text:span text:style-name="T25">accountRepository</text:span></text:p>
            <draw:enhanced-geometry svg:viewBox="0 0 21600 21600" draw:type="mso-spt202" draw:enhanced-path="M 0 0 L 21600 0 21600 21600 0 21600 0 0 Z N"/>
          </draw:custom-shape>
        </draw:g>
        <draw:g draw:id="id32">
          <draw:custom-shape draw:style-name="gr15" draw:text-style-name="P17" draw:layer="layout" svg:width="7.408cm" svg:height="1.037cm" svg:x="8.679cm" svg:y="10.583cm">
            <text:p text:style-name="P9"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22" draw:layer="layout" svg:width="7.196cm" svg:height="0.994cm" svg:x="8.891cm" svg:y="10.583cm">
              <text:p text:style-name="P21"><text:span text:style-name="T25">TransferServiceImpl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3" draw:layer="layout" svg:width="5.773cm" svg:height="0.994cm" svg:x="8.467cm" svg:y="9.737cm">
              <text:p text:style-name="P18"><text:span text:style-name="T25">transferServic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8"/>
          <draw:frame presentation:style-name="pr11" draw:text-style-name="P9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Quick Start Summary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Quick Start Summary</text:p>
          </draw:text-box>
        </draw:frame>
        <draw:frame presentation:style-name="pr12" draw:text-style-name="P8" draw:layer="layout" svg:width="21.59cm" svg:height="12.352cm" svg:x="1.905cm" svg:y="5.502cm" presentation:class="outline" presentation:user-transformed="true">
          <draw:text-box>
            <text:list text:style-name="L4">
              <text:list-item>
                <text:p text:style-name="P24"><text:span text:style-name="T4">Spring manages the lifecycle of the application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">All beans are fully initialized before they are used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4">Beans are always created in the right order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6">Based on their dependencies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4">Each bean is bound to a unique id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26">The id reflects the service the bean provides to clients</text:span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4">Spring encapsulates the bean implementations chosen for a given application deployment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2">Conceals implementation deta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/></text:p>
                  </text:list-item>
                </text:list>
              </text:list-item>
            </text:list>
            <text:list text:style-name="L4">
              <text:list-item>
                <text:p text:style-name="P28"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9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Spring quick start</text:span></text:p>
              </text:list-item>
            </text:list>
            <text:list text:style-name="L4">
              <text:list-item>
                <text:p text:style-name="P6"><text:span text:style-name="T5">Writing bean defini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figuring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Going beyond constructor instanti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reating an application context</text:span></text:p>
              </text:list-item>
            </text:list>
            <text:list text:style-name="L4">
              <text:list-item>
                <text:p text:style-name="P6"><text:span text:style-name="T4">Summary</text:span></text:p>
              </text:list-item>
            </text:list>
            <text:list text:style-name="L4">
              <text:list-item>
                <text:p text:style-name="P30"><text:span text:style-name="T2"/></text:p>
              </text:list-item>
            </text:list>
            <text:list text:style-name="L4">
              <text:list-item>
                <text:p text:style-name="P30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0"/>
          <draw:frame presentation:style-name="pr11" draw:text-style-name="P9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Basic Spring XML Bean Definition Templat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Basic Spring XML Bean Definition Template</text:p>
          </draw:text-box>
        </draw:frame>
        <draw:custom-shape draw:style-name="gr6" draw:text-style-name="P17" draw:layer="layout" svg:width="25.4cm" svg:height="8.467cm" svg:x="0cm" svg:y="6.138cm">
          <text:p text:style-name="P16"><text:span text:style-name="T27">&lt;?xml</text:span><text:span text:style-name="T28"> </text:span><text:span text:style-name="T13">version</text:span><text:span text:style-name="T28">=</text:span><text:span text:style-name="T15">“1.0”</text:span><text:span text:style-name="T28"> </text:span><text:span text:style-name="T13">encoding</text:span><text:span text:style-name="T28">=</text:span><text:span text:style-name="T15">“UTF-8”</text:span><text:span text:style-name="T27">?&gt;</text:span></text:p>
          <text:p text:style-name="P16"><text:span text:style-name="T27">&lt;beans</text:span><text:span text:style-name="T29"> </text:span><text:span text:style-name="T13">xmlns</text:span><text:span text:style-name="T14">=</text:span><text:span text:style-name="T15">“http://www.springframework.org/schema/beans”</text:span></text:p>
          <text:p text:style-name="P31"><text:span text:style-name="T13"><text:tab/></text:span><text:span text:style-name="T13">xmlns:xsi</text:span><text:span text:style-name="T14">=</text:span><text:span text:style-name="T15">“http://www.w3.org/2001/XMLSchema-instance”</text:span></text:p>
          <text:p text:style-name="P31"><text:span text:style-name="T13"><text:tab/></text:span><text:span text:style-name="T13">xsi:schemaLocation</text:span><text:span text:style-name="T14">=</text:span><text:span text:style-name="T15">“</text:span></text:p>
          <text:p text:style-name="P31"><text:span text:style-name="T15"><text:tab/></text:span><text:span text:style-name="T15"><text:tab/></text:span><text:span text:style-name="T15">http://www.springframework.org/schema/beans</text:span></text:p>
          <text:p text:style-name="P31"><text:span text:style-name="T15"><text:tab/></text:span><text:span text:style-name="T15"><text:tab/></text:span><text:span text:style-name="T15">http://www.springframework.org/schema/beans/spring-beans-2.5.xsd”</text:span><text:span text:style-name="T27">&gt;</text:span></text:p>
          <text:p text:style-name="P16"><text:span text:style-name="T28"/></text:p>
          <text:p text:style-name="P31"><text:span text:style-name="T28"><text:tab/></text:span><text:span text:style-name="T30">&lt;!-- Add your bean definitions here --&gt;</text:span></text:p>
          <text:p text:style-name="P16"><text:span text:style-name="T14"/></text:p>
          <text:p text:style-name="P16"><text:span text:style-name="T27">&lt;/beans&gt;</text:span><text:span text:style-name="T14"> <text:s text:c="1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11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implest Possible Bean Defini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implest Possible Bean Definition</text:p>
          </draw:text-box>
        </draw:frame>
        <draw:frame presentation:style-name="pr13" draw:text-style-name="P8" draw:layer="layout" svg:width="22.013cm" svg:height="1.068cm" svg:x="1.904cm" svg:y="6.562cm" presentation:class="outline" presentation:user-transformed="true">
          <draw:text-box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service”</text:span><text:span text:style-name="T11"> </text:span><text:span text:style-name="T10">class</text:span><text:span text:style-name="T11">=</text:span><text:span text:style-name="T12">“example.ServiceImpl”</text:span><text:span text:style-name="T31">/&gt;</text:span></text:p>
              </text:list-item>
            </text:list>
          </draw:text-box>
        </draw:frame>
        <draw:custom-shape draw:style-name="gr16" draw:text-style-name="P17" draw:id="id35" draw:layer="layout" svg:width="22.013cm" svg:height="1.059cm" svg:x="1.905cm" svg:y="9.948cm">
          <text:p text:style-name="P33"><text:span text:style-name="T32">Service service = </text:span><text:span text:style-name="T33">new</text:span><text:span text:style-name="T32"> ServiceImpl();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id="id34" draw:layer="layout" svg:width="15.095cm" svg:height="1.29cm" svg:x="1.693cm" svg:y="8.678cm">
          <text:p text:style-name="P18"><text:span text:style-name="T34">Results in (via Reflection):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draw:id="id36" draw:layer="layout" svg:width="22.013cm" svg:height="2.752cm" svg:x="1.905cm" svg:y="11.218cm">
          <text:p text:style-name="P21"><text:span text:style-name="T8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id="id37" draw:layer="layout" svg:width="15.663cm" svg:height="0.847cm" svg:x="5.292cm" svg:y="12.488cm">
          <text:p text:style-name="P16"><text:span text:style-name="T15">service</text:span><text:span text:style-name="T14"> -&gt; instance of ServiceImpl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7" draw:layer="layout" svg:width="9.786cm" svg:height="1.074cm" svg:x="14.416cm" svg:y="4.577cm">
            <text:p text:style-name="P18"><text:span text:style-name="T8">A class with no dependencies</text:span></text:p>
            <draw:enhanced-geometry svg:viewBox="0 0 21600 21600" draw:type="mso-spt202" draw:enhanced-path="M 0 0 L 21600 0 21600 21600 0 21600 0 0 Z N"/>
          </draw:custom-shape>
          <draw:line draw:style-name="gr2" draw:text-style-name="P13" draw:layer="layout" svg:x1="15.24cm" svg:y1="5.715cm" svg:x2="15.028cm" svg:y2="6.562cm">
            <text:p text:style-name="P9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2"/>
          <draw:frame presentation:style-name="pr7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Say “one of our services” when referring to “service”</text:span></text:p>
              <text:p text:style-name="P4"><text:span text:style-name="T3"/></text:p>
              <text:p text:style-name="P4"><text:span text:style-name="T3">Here we are configuring one of our services that is a standalone class with no dependencies…</text:span></text:p>
              <text:p text:style-name="P4"><text:span text:style-name="T3">With this configuration, Spring will create our service implementation and bind it to the context with the name “service”</text:span></text:p>
              <text:p text:style-name="P4"><text:span text:style-name="T3"/></text:p>
            </draw:text-box>
          </draw:frame>
        </presentation:notes>
      </draw:page>
      <draw:page draw:name="Constructor Dependency Inje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Constructor Dependency Injection</text:p>
          </draw:text-box>
        </draw:frame>
        <draw:frame presentation:style-name="pr14" draw:text-style-name="P8" draw:layer="layout" svg:width="22.225cm" svg:height="4.446cm" svg:x="1.904cm" svg:y="5.502cm" presentation:class="outline" presentation:user-transformed="true">
          <draw:text-box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service”</text:span><text:span text:style-name="T11"> </text:span><text:span text:style-name="T10">class</text:span><text:span text:style-name="T11">=</text:span><text:span text:style-name="T12">“example.ServiceImpl”</text:span><text:span text:style-name="T31">&gt;</text:span></text:p>
              </text:list-item>
            </text:list>
            <text:list text:style-name="L9">
              <text:list-item>
                <text:p text:style-name="P32"><text:span text:style-name="T31"><text:s text:c="4"/></text:span><text:span text:style-name="T31">&lt;constructor-arg</text:span><text:span text:style-name="T11"> </text:span><text:span text:style-name="T10">ref</text:span><text:span text:style-name="T11">=</text:span><text:span text:style-name="T12">“repository”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&lt;/bean&gt;</text:span></text:p>
              </text:list-item>
            </text:list>
            <text:list text:style-name="L7">
              <text:list-item>
                <text:p text:style-name="P32"><text:span text:style-name="T11"/></text:p>
              </text:list-item>
            </text:list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repository”</text:span><text:span text:style-name="T11"> </text:span><text:span text:style-name="T10">class</text:span><text:span text:style-name="T11">=</text:span><text:span text:style-name="T12">“example.RepositoryImpl”</text:span><text:span text:style-name="T31">/&gt;</text:span></text:p>
              </text:list-item>
            </text:list>
          </draw:text-box>
        </draw:frame>
        <draw:custom-shape draw:style-name="gr16" draw:text-style-name="P17" draw:id="id39" draw:layer="layout" svg:width="22.013cm" svg:height="1.905cm" svg:x="1.905cm" svg:y="11.43cm">
          <text:p text:style-name="P16"><text:span text:style-name="T14">Repository repository = </text:span><text:span text:style-name="T13">new </text:span><text:span text:style-name="T14">RepositoryImpl();</text:span></text:p>
          <text:p text:style-name="P16"><text:span text:style-name="T14">Service service = </text:span><text:span text:style-name="T13">new</text:span><text:span text:style-name="T14"> ServiceImpl(repository);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id="id38" draw:layer="layout" svg:width="15.095cm" svg:height="1.29cm" svg:x="1.693cm" svg:y="10.16cm">
          <text:p text:style-name="P18"><text:span text:style-name="T34">Equivalent to: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draw:id="id40" draw:layer="layout" svg:width="22.013cm" svg:height="3.386cm" svg:x="1.905cm" svg:y="13.547cm">
          <text:p text:style-name="P21"><text:span text:style-name="T8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id="id41" draw:layer="layout" svg:width="15.663cm" svg:height="1.693cm" svg:x="5.08cm" svg:y="14.605cm">
          <text:p text:style-name="P16"><text:span text:style-name="T15">service</text:span><text:span text:style-name="T14"> -&gt; instance of ServiceImpl</text:span></text:p>
          <text:p text:style-name="P16"><text:span text:style-name="T15">repository</text:span><text:span text:style-name="T14"> -&gt; instance of RepositoryImpl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3" draw:layer="layout" svg:x1="18.414cm" svg:y1="6.773cm" svg:x2="13.969cm" svg:y2="6.773cm">
            <text:p text:style-name="P9"/>
          </draw:line>
          <draw:custom-shape draw:style-name="gr19" draw:text-style-name="P17" draw:layer="layout" svg:width="6.774cm" svg:height="2.46cm" svg:x="18.203cm" svg:y="5.04cm">
            <text:p text:style-name="P18"><text:span text:style-name="T16">A class with a single dependency expected by its constructo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1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3"/>
          <draw:frame presentation:style-name="pr15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Here we are configuring one of our services that has a dependency… </text:span></text:p>
            </draw:text-box>
          </draw:frame>
        </presentation:notes>
      </draw:page>
      <draw:page draw:name="Setter Dependency Inje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Setter Dependency Injection</text:p>
          </draw:text-box>
        </draw:frame>
        <draw:frame presentation:style-name="pr14" draw:text-style-name="P8" draw:layer="layout" svg:width="22.013cm" svg:height="4.446cm" svg:x="1.904cm" svg:y="5.079cm" presentation:class="outline" presentation:user-transformed="true">
          <draw:text-box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service”</text:span><text:span text:style-name="T11"> </text:span><text:span text:style-name="T10">class</text:span><text:span text:style-name="T11">=</text:span><text:span text:style-name="T12">“example.ServiceImpl”</text:span><text:span text:style-name="T31">&gt;</text:span></text:p>
              </text:list-item>
            </text:list>
            <text:list text:style-name="L9">
              <text:list-item>
                <text:p text:style-name="P32"><text:span text:style-name="T31"><text:s text:c="4"/></text:span><text:span text:style-name="T31">&lt;property</text:span><text:span text:style-name="T11"> </text:span><text:span text:style-name="T10">name</text:span><text:span text:style-name="T11">=</text:span><text:span text:style-name="T12">“repository”</text:span><text:span text:style-name="T11"> </text:span><text:span text:style-name="T10">ref</text:span><text:span text:style-name="T11">=</text:span><text:span text:style-name="T12">“repository”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&lt;/bean&gt;</text:span></text:p>
              </text:list-item>
            </text:list>
            <text:list text:style-name="L7">
              <text:list-item>
                <text:p text:style-name="P32"><text:span text:style-name="T11"/></text:p>
              </text:list-item>
            </text:list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repository”</text:span><text:span text:style-name="T11"> </text:span><text:span text:style-name="T10">class</text:span><text:span text:style-name="T11">=</text:span><text:span text:style-name="T12">“example.RepositoryImpl”</text:span><text:span text:style-name="T31">/&gt;</text:span></text:p>
              </text:list-item>
            </text:list>
          </draw:text-box>
        </draw:frame>
        <draw:custom-shape draw:style-name="gr16" draw:text-style-name="P17" draw:id="id43" draw:layer="layout" svg:width="22.013cm" svg:height="2.751cm" svg:x="1.905cm" svg:y="11.007cm">
          <text:p text:style-name="P16"><text:span text:style-name="T14">Repository repository = </text:span><text:span text:style-name="T13">new</text:span><text:span text:style-name="T14"> RepositoryImpl();</text:span></text:p>
          <text:p text:style-name="P16"><text:span text:style-name="T14">ServiceImpl service = </text:span><text:span text:style-name="T13">new</text:span><text:span text:style-name="T14"> ServiceImpl();</text:span></text:p>
          <text:p text:style-name="P16"><text:span text:style-name="T14">service.setRepository(repository);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id="id42" draw:layer="layout" svg:width="15.095cm" svg:height="1.29cm" svg:x="1.693cm" svg:y="9.737cm">
          <text:p text:style-name="P18"><text:span text:style-name="T34">Equivalent to: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draw:id="id44" draw:layer="layout" svg:width="22.013cm" svg:height="3.175cm" svg:x="1.905cm" svg:y="13.97cm">
          <text:p text:style-name="P21"><text:span text:style-name="T8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id="id45" draw:layer="layout" svg:width="15.663cm" svg:height="1.694cm" svg:x="5.08cm" svg:y="15.028cm">
          <text:p text:style-name="P19"><text:span text:style-name="T20">service</text:span><text:span text:style-name="T18"> -&gt; instance of ServiceImpl</text:span></text:p>
          <text:p text:style-name="P19"><text:span text:style-name="T20">repository</text:span><text:span text:style-name="T18"> -&gt; instance of RepositoryImpl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13" draw:layer="layout" svg:x1="18.414cm" svg:y1="5.503cm" svg:x2="17.568cm" svg:y2="6.137cm">
            <text:p text:style-name="P9"/>
          </draw:line>
          <draw:custom-shape draw:style-name="gr19" draw:text-style-name="P17" draw:layer="layout" svg:width="6.773cm" svg:height="2.46cm" svg:x="18.203cm" svg:y="4.657cm">
            <text:p text:style-name="P18"><text:span text:style-name="T16">A class with a single dependency expected by a setter method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4"/>
          <draw:frame presentation:style-name="pr11" draw:text-style-name="P9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When to Use Constructors vs. Setters?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5">When to Use Constructors vs. Setters?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Spring supports both</text:span></text:p>
              </text:list-item>
            </text:list>
            <text:list text:style-name="L4">
              <text:list-item>
                <text:p text:style-name="P6"><text:span text:style-name="T4">You can mix and match</text:span></text:p>
              </text:list-item>
            </text:list>
            <text:list text:style-name="L4">
              <text:list-item>
                <text:p text:style-name="P34"><text:span text:style-name="T4"/></text:p>
              </text:list-item>
            </text:list>
            <text:list text:style-name="L4">
              <text:list-item>
                <text:p text:style-name="P34"><text:span text:style-name="T4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5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Case for Constructo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he Case for Constructor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Enforce mandatory dependencies</text:span></text:p>
              </text:list-item>
            </text:list>
            <text:list text:style-name="L4">
              <text:list-item>
                <text:p text:style-name="P6"><text:span text:style-name="T4">Promote immutability</text:span></text:p>
              </text:list-item>
            </text:list>
            <text:list text:style-name="L4">
              <text:list-item>
                <text:p text:style-name="P6"><text:span text:style-name="T4">Concise for programmatic usage</text:span></text:p>
              </text:list-item>
            </text:list>
            <text:list text:style-name="L4">
              <text:list-item>
                <text:p text:style-name="P34"><text:span text:style-name="T4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6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Case for Sett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he Case for Setter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6">Have descriptive names</text:span></text:p>
              </text:list-item>
            </text:list>
            <text:list text:style-name="L4">
              <text:list-item>
                <text:p text:style-name="P6"><text:span text:style-name="T36">Follow JavaBean™ conventions</text:span></text:p>
              </text:list-item>
            </text:list>
            <text:list text:style-name="L4">
              <text:list-item>
                <text:p text:style-name="P6"><text:span text:style-name="T36">Inherited automatically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7"/>
          <draw:frame presentation:style-name="pr7" draw:text-style-name="P2" draw:layer="layout" svg:width="16.254cm" svg:height="12cm" svg:x="2.033cm" svg:y="12.668cm" presentation:class="notes" presentation:user-transformed="true">
            <draw:text-box>
              <text:p text:style-name="P35"><text:span text:style-name="T25">- Also possibly mention that constructor DI can't deal with cyclic references.</text:span></text:p>
              <text:p text:style-name="P35"><text:span text:style-name="T25">- Also, with constructors any swapping of args in Java code is likely to break whereas setters have no order.</text:span></text:p>
            </draw:text-box>
          </draw:frame>
        </presentation:notes>
      </draw:page>
      <draw:page draw:name="General Recommendatio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General Recommendation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Follow standard Java design guidelin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Use constructors to set required propert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Use setters for optional or those with default valu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You may find some classes are designed for a particular injection strateg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 that case go with it, do not fight it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Be consistent above all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8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mbining Constructor and Setter Inject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Combining Constructor and Setter Injection</text:p>
          </draw:text-box>
        </draw:frame>
        <draw:frame presentation:style-name="pr16" draw:text-style-name="P8" draw:layer="layout" svg:width="22.013cm" svg:height="6.85cm" svg:x="2.09cm" svg:y="4.231cm" presentation:class="outline" presentation:user-transformed="true">
          <draw:text-box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service”</text:span><text:span text:style-name="T11"> </text:span><text:span text:style-name="T10">class</text:span><text:span text:style-name="T11">=</text:span><text:span text:style-name="T12">“example.ServiceImpl”</text:span><text:span text:style-name="T31">&gt;</text:span></text:p>
              </text:list-item>
            </text:list>
            <text:list text:style-name="L7">
              <text:list-item>
                <text:p text:style-name="P32"><text:span text:style-name="T11"><text:s text:c="4"/></text:span><text:span text:style-name="T31">&lt;constructor-arg</text:span><text:span text:style-name="T11"> </text:span><text:span text:style-name="T10">ref</text:span><text:span text:style-name="T11">=</text:span><text:span text:style-name="T12">“required” 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<text:s text:c="4"/></text:span><text:span text:style-name="T31">&lt;property</text:span><text:span text:style-name="T11"> </text:span><text:span text:style-name="T10">name</text:span><text:span text:style-name="T11">=</text:span><text:span text:style-name="T12">“optional”</text:span><text:span text:style-name="T10"> ref</text:span><text:span text:style-name="T11">=</text:span><text:span text:style-name="T12">“optional” 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&lt;/bean&gt;</text:span></text:p>
              </text:list-item>
            </text:list>
            <text:list text:style-name="L7">
              <text:list-item>
                <text:p text:style-name="P32"><text:span text:style-name="T11"/></text:p>
              </text:list-item>
            </text:list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required”</text:span><text:span text:style-name="T11"> </text:span><text:span text:style-name="T10">class</text:span><text:span text:style-name="T11">=</text:span><text:span text:style-name="T12">“example.RequiredImpl” 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optional” </text:span><text:span text:style-name="T10">class</text:span><text:span text:style-name="T11">=</text:span><text:span text:style-name="T12">“example.OptionalImpl” 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/></text:p>
              </text:list-item>
            </text:list>
          </draw:text-box>
        </draw:frame>
        <draw:custom-shape draw:style-name="gr16" draw:text-style-name="P17" draw:id="id47" draw:layer="layout" svg:width="22.013cm" svg:height="3.475cm" svg:x="2.09cm" svg:y="13.123cm">
          <text:p text:style-name="P16"><text:span text:style-name="T14">Required required = </text:span><text:span text:style-name="T13">new</text:span><text:span text:style-name="T14"> RequiredImpl();</text:span></text:p>
          <text:p text:style-name="P16"><text:span text:style-name="T14">Optional optional = </text:span><text:span text:style-name="T13">new</text:span><text:span text:style-name="T14"> OptionalImpl();</text:span></text:p>
          <text:p text:style-name="P16"><text:span text:style-name="T14">ServiceImpl service = </text:span><text:span text:style-name="T13">new</text:span><text:span text:style-name="T14"> ServiceImpl(required);</text:span></text:p>
          <text:p text:style-name="P16"><text:span text:style-name="T14">service.setOptional(optional);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id="id46" draw:layer="layout" svg:width="15.094cm" svg:height="1.29cm" svg:x="1.905cm" svg:y="11.853cm">
          <text:p text:style-name="P18"><text:span text:style-name="T34">Equivalent to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9"/>
          <draw:frame presentation:style-name="pr11" draw:text-style-name="P9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Injecting Scalar Valu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Injecting Scalar Values</text:p>
          </draw:text-box>
        </draw:frame>
        <draw:frame presentation:style-name="pr17" draw:text-style-name="P8" draw:layer="layout" svg:width="22.013cm" svg:height="2.753cm" svg:x="1.904cm" svg:y="3.703cm" presentation:class="outline" presentation:user-transformed="true">
          <draw:text-box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service”</text:span><text:span text:style-name="T11"> </text:span><text:span text:style-name="T10">class</text:span><text:span text:style-name="T11">=</text:span><text:span text:style-name="T12">“example.ServiceImpl”</text:span><text:span text:style-name="T31">&gt;</text:span></text:p>
              </text:list-item>
            </text:list>
            <text:list text:style-name="L7">
              <text:list-item>
                <text:p text:style-name="P32"><text:span text:style-name="T11"><text:s text:c="4"/></text:span><text:span text:style-name="T31">&lt;property</text:span><text:span text:style-name="T11"> </text:span><text:span text:style-name="T10">name</text:span><text:span text:style-name="T11">=</text:span><text:span text:style-name="T12">“stringProperty”</text:span><text:span text:style-name="T11"> </text:span><text:span text:style-name="T10">value</text:span><text:span text:style-name="T11">=</text:span><text:span text:style-name="T12">“foo” 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&lt;/bean&gt;</text:span></text:p>
              </text:list-item>
            </text:list>
          </draw:text-box>
        </draw:frame>
        <draw:custom-shape draw:style-name="gr16" draw:text-style-name="P17" draw:id="id49" draw:layer="layout" svg:width="22.013cm" svg:height="1.905cm" svg:x="1.905cm" svg:y="11.783cm">
          <text:p text:style-name="P16"><text:span text:style-name="T14">ServiceImpl service = </text:span><text:span text:style-name="T13">new</text:span><text:span text:style-name="T14"> ServiceImpl();</text:span></text:p>
          <text:p text:style-name="P16"><text:span text:style-name="T14">service.setStringProperty(</text:span><text:span text:style-name="T15">“foo”</text:span><text:span text:style-name="T14">);</text:span></text:p>
          <text:p text:style-name="P16"><text:span text:style-name="T14"/></text:p>
          <text:p text:style-name="P16"><text:span text:style-name="T14"/></text:p>
          <draw:enhanced-geometry svg:viewBox="0 0 21600 21600" draw:type="rectangle" draw:enhanced-path="M 0 0 L 21600 0 21600 21600 0 21600 0 0 Z N"/>
        </draw:custom-shape>
        <draw:custom-shape draw:style-name="gr4" draw:text-style-name="P17" draw:id="id48" draw:layer="layout" svg:width="15.095cm" svg:height="1.29cm" svg:x="1.693cm" svg:y="10.513cm">
          <text:p text:style-name="P18"><text:span text:style-name="T34">Equivalent to: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draw:id="id50" draw:layer="layout" svg:width="22.013cm" svg:height="2.752cm" svg:x="1.905cm" svg:y="13.9cm">
          <text:p text:style-name="P21"><text:span text:style-name="T8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id="id51" draw:layer="layout" svg:width="15.664cm" svg:height="0.847cm" svg:x="5.503cm" svg:y="15.17cm">
          <text:p text:style-name="P19"><text:span text:style-name="T20">service</text:span><text:span text:style-name="T18"> -&gt; instance of ServiceImpl</text:span></text:p>
          <draw:enhanced-geometry svg:viewBox="0 0 21600 21600" draw:type="rectangle" draw:enhanced-path="M 0 0 L 21600 0 21600 21600 0 21600 0 0 Z N"/>
        </draw:custom-shape>
        <draw:frame presentation:style-name="pr17" draw:text-style-name="P36" draw:layer="layout" svg:width="22.013cm" svg:height="3.546cm" svg:x="1.934cm" svg:y="6.942cm" presentation:class="outline" presentation:user-transformed="true">
          <draw:text-box>
            <text:list text:style-name="L9">
              <text:list-item>
                <text:p text:style-name="P32"><text:span text:style-name="T37">public class ServiceImpl {</text:span></text:p>
              </text:list-item>
            </text:list>
            <text:list text:style-name="L9">
              <text:list-item>
                <text:p text:style-name="P32"><text:span text:style-name="T37"><text:s text:c="4"/></text:span><text:span text:style-name="T37">public void setStringProperty(String s) { ... }</text:span></text:p>
              </text:list-item>
            </text:list>
            <text:list text:style-name="L9">
              <text:list-item>
                <text:p text:style-name="P32"><text:span text:style-name="T37"><text:s text:c="4"/></text:span><text:span text:style-name="T37">// ...</text:span></text:p>
              </text:list-item>
            </text:list>
            <text:list text:style-name="L9">
              <text:list-item>
                <text:p text:style-name="P32"><text:span text:style-name="T37">}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0"/>
          <draw:frame presentation:style-name="pr11" draw:text-style-name="P9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Automatic Value Type Conver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Automatic Value Type Conversion</text:p>
          </draw:text-box>
        </draw:frame>
        <draw:frame presentation:style-name="pr17" draw:text-style-name="P8" draw:layer="layout" svg:width="22.013cm" svg:height="2.753cm" svg:x="1.904cm" svg:y="3.703cm" presentation:class="outline" presentation:user-transformed="true">
          <draw:text-box>
            <text:list text:style-name="L9">
              <text:list-item>
                <text:p text:style-name="P32"><text:span text:style-name="T31">&lt;bean</text:span><text:span text:style-name="T11"> </text:span><text:span text:style-name="T10">id</text:span><text:span text:style-name="T11">=</text:span><text:span text:style-name="T12">“service”</text:span><text:span text:style-name="T11"> </text:span><text:span text:style-name="T10">class</text:span><text:span text:style-name="T11">=</text:span><text:span text:style-name="T12">“example.ServiceImpl”</text:span><text:span text:style-name="T31">&gt;</text:span></text:p>
              </text:list-item>
            </text:list>
            <text:list text:style-name="L9">
              <text:list-item>
                <text:p text:style-name="P32"><text:span text:style-name="T31"><text:s text:c="4"/></text:span><text:span text:style-name="T31">&lt;property</text:span><text:span text:style-name="T11"> </text:span><text:span text:style-name="T10">name</text:span><text:span text:style-name="T11">=</text:span><text:span text:style-name="T12">“integerProperty”</text:span><text:span text:style-name="T11"> </text:span><text:span text:style-name="T10">value</text:span><text:span text:style-name="T11">=</text:span><text:span text:style-name="T12">“29” </text:span><text:span text:style-name="T31">/&gt;</text:span></text:p>
              </text:list-item>
            </text:list>
            <text:list text:style-name="L9">
              <text:list-item>
                <text:p text:style-name="P32"><text:span text:style-name="T31">&lt;/bean&gt;</text:span></text:p>
              </text:list-item>
            </text:list>
          </draw:text-box>
        </draw:frame>
        <draw:custom-shape draw:style-name="gr16" draw:text-style-name="P17" draw:id="id53" draw:layer="layout" svg:width="22.013cm" svg:height="2.752cm" svg:x="1.905cm" svg:y="11.683cm">
          <text:p text:style-name="P16"><text:span text:style-name="T14">ServiceImpl service = </text:span><text:span text:style-name="T13">new</text:span><text:span text:style-name="T14"> ServiceImpl();</text:span></text:p>
          <text:p text:style-name="P16"><text:span text:style-name="T14">Integer value = new Integer(</text:span><text:span text:style-name="T15">“29”);</text:span></text:p>
          <text:p text:style-name="P16"><text:span text:style-name="T14">service.setIntegerProperty(value);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id="id52" draw:layer="layout" svg:width="15.095cm" svg:height="1.29cm" svg:x="1.693cm" svg:y="10.513cm">
          <text:p text:style-name="P18"><text:span text:style-name="T34">Equivalent to: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draw:id="id54" draw:layer="layout" svg:width="22.013cm" svg:height="2.751cm" svg:x="1.905cm" svg:y="14.647cm">
          <text:p text:style-name="P21"><text:span text:style-name="T8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id="id55" draw:layer="layout" svg:width="15.664cm" svg:height="0.846cm" svg:x="5.503cm" svg:y="15.917cm">
          <text:p text:style-name="P16"><text:span text:style-name="T15">service</text:span><text:span text:style-name="T14"> -&gt; instance of ServiceImpl</text:span></text:p>
          <draw:enhanced-geometry svg:viewBox="0 0 21600 21600" draw:type="rectangle" draw:enhanced-path="M 0 0 L 21600 0 21600 21600 0 21600 0 0 Z N"/>
        </draw:custom-shape>
        <draw:frame presentation:style-name="pr17" draw:text-style-name="P36" draw:layer="layout" svg:width="22.013cm" svg:height="3.546cm" svg:x="1.933cm" svg:y="6.941cm" presentation:class="outline" presentation:user-transformed="true">
          <draw:text-box>
            <text:list text:style-name="L9">
              <text:list-item>
                <text:p text:style-name="P32"><text:span text:style-name="T37">public class ServiceImpl {</text:span></text:p>
              </text:list-item>
            </text:list>
            <text:list text:style-name="L9">
              <text:list-item>
                <text:p text:style-name="P32"><text:span text:style-name="T37"><text:s text:c="4"/></text:span><text:span text:style-name="T37">public void setIntegerProperty(Integer i) { ... }</text:span></text:p>
              </text:list-item>
            </text:list>
            <text:list text:style-name="L9">
              <text:list-item>
                <text:p text:style-name="P32"><text:span text:style-name="T37"><text:s text:c="4"/></text:span><text:span text:style-name="T37">// ...</text:span></text:p>
              </text:list-item>
            </text:list>
            <text:list text:style-name="L9">
              <text:list-item>
                <text:p text:style-name="P32"><text:span text:style-name="T37">}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1"/>
          <draw:frame presentation:style-name="pr15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Can also extend this type conversion system… (you’ll see how to do this later)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Injecting lists</text:p>
          </draw:text-box>
        </draw:frame>
        <draw:frame presentation:style-name="pr17" draw:text-style-name="P37" draw:layer="layout" svg:width="22.013cm" svg:height="7.084cm" svg:x="1.94cm" svg:y="3.8cm" presentation:class="outline" presentation:user-transformed="true">
          <draw:text-box>
            <text:list text:style-name="L9">
              <text:list-item>
                <text:p text:style-name="P32"><text:span text:style-name="T38">&lt;bean</text:span><text:span text:style-name="T39"> </text:span><text:span text:style-name="T40">id</text:span><text:span text:style-name="T39">=</text:span><text:span text:style-name="T41">“service”</text:span><text:span text:style-name="T39"> </text:span><text:span text:style-name="T40">class</text:span><text:span text:style-name="T39">=</text:span><text:span text:style-name="T41">“example.ServiceImpl”</text:span><text:span text:style-name="T38">&gt;</text:span></text:p>
              </text:list-item>
            </text:list>
            <text:list text:style-name="L7">
              <text:list-item>
                <text:p text:style-name="P32"><text:span text:style-name="T39"><text:s text:c="4"/></text:span><text:span text:style-name="T38">&lt;property</text:span><text:span text:style-name="T39"> </text:span><text:span text:style-name="T40">name</text:span><text:span text:style-name="T39">=</text:span><text:span text:style-name="T41">“listProperty”</text:span><text:span text:style-name="T38">&gt;</text:span></text:p>
              </text:list-item>
            </text:list>
            <text:list text:style-name="L7">
              <text:list-item>
                <text:p text:style-name="P32"><text:span text:style-name="T42"><text:s text:c="8"/></text:span><text:span text:style-name="T42">&lt;list&gt;</text:span></text:p>
              </text:list-item>
            </text:list>
            <text:list text:style-name="L7">
              <text:list-item>
                <text:p text:style-name="P32"><text:span text:style-name="T42"><text:s text:c="16"/></text:span><text:span text:style-name="T43">&lt;</text:span><text:span text:style-name="T44">ref </text:span><text:span text:style-name="T45">bean</text:span><text:span text:style-name="T46">=</text:span><text:span text:style-name="T47">"xyz"</text:span><text:span text:style-name="T43">/&gt;</text:span></text:p>
              </text:list-item>
            </text:list>
            <text:list text:style-name="L7">
              <text:list-item>
                <text:p text:style-name="P32"><text:span text:style-name="T43"><text:s text:c="16"/></text:span><text:span text:style-name="T43">&lt;</text:span><text:span text:style-name="T44">value</text:span><text:span text:style-name="T43">&gt;</text:span><text:span text:style-name="T46">1234</text:span><text:span text:style-name="T43">&lt;/</text:span><text:span text:style-name="T44">value</text:span><text:span text:style-name="T43">&gt;</text:span></text:p>
              </text:list-item>
            </text:list>
            <text:list text:style-name="L7">
              <text:list-item>
                <text:p text:style-name="P32"><text:span text:style-name="T43"><text:s text:c="16"/></text:span><text:span text:style-name="T43">&lt;</text:span><text:span text:style-name="T44">null</text:span><text:span text:style-name="T43">/&gt;</text:span></text:p>
              </text:list-item>
            </text:list>
            <text:list text:style-name="L7">
              <text:list-item>
                <text:p text:style-name="P32"><text:span text:style-name="T48"><text:s text:c="8"/></text:span><text:span text:style-name="T48">&lt;/</text:span><text:span text:style-name="T49">list</text:span><text:span text:style-name="T48">&gt;</text:span></text:p>
              </text:list-item>
            </text:list>
            <text:list text:style-name="L7">
              <text:list-item>
                <text:p text:style-name="P32"><text:span text:style-name="T48"><text:s text:c="4"/></text:span><text:span text:style-name="T48">&lt;/property&gt;</text:span></text:p>
              </text:list-item>
            </text:list>
            <text:list text:style-name="L7">
              <text:list-item>
                <text:p text:style-name="P32"><text:span text:style-name="T38">&lt;/bean&gt;</text:span></text:p>
              </text:list-item>
            </text:list>
          </draw:text-box>
        </draw:frame>
        <draw:custom-shape draw:style-name="gr21" draw:text-style-name="P38" draw:id="id57" draw:layer="layout" svg:width="22.013cm" svg:height="2.827cm" svg:x="1.905cm" svg:y="11.634cm">
          <text:p text:style-name="P16"><text:span text:style-name="T14">ServiceImpl service = </text:span><text:span text:style-name="T13">new</text:span><text:span text:style-name="T14"> ServiceImpl();</text:span></text:p>
          <text:p text:style-name="P16"><text:span text:style-name="T29">// create list with bean reference, 1234 value and null element</text:span></text:p>
          <text:p text:style-name="P16"><text:span text:style-name="T14">service.setListProperty(</text:span><text:span text:style-name="T15">list</text:span><text:span text:style-name="T14">);</text:span></text:p>
          <text:p text:style-name="P16"><text:span text:style-name="T14"/></text:p>
          <text:p text:style-name="P16"><text:span text:style-name="T14"/></text:p>
          <draw:enhanced-geometry svg:viewBox="0 0 21600 21600" draw:type="rectangle" draw:enhanced-path="M 0 0 L 21600 0 21600 21600 0 21600 0 0 Z N"/>
        </draw:custom-shape>
        <draw:custom-shape draw:style-name="gr22" draw:text-style-name="P39" draw:id="id56" draw:layer="layout" svg:width="15.095cm" svg:height="1.294cm" svg:x="1.729cm" svg:y="10.582cm">
          <text:p text:style-name="P18"><text:span text:style-name="T34">Equivalent to:</text:span></text:p>
          <draw:enhanced-geometry svg:viewBox="0 0 21600 21600" draw:type="mso-spt202" draw:enhanced-path="M 0 0 L 21600 0 21600 21600 0 21600 0 0 Z N"/>
        </draw:custom-shape>
        <draw:custom-shape draw:style-name="gr17" draw:text-style-name="P40" draw:id="id58" draw:layer="layout" svg:width="22.013cm" svg:height="2.752cm" svg:x="1.941cm" svg:y="14.694cm">
          <text:p text:style-name="P21"><text:span text:style-name="T8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1" draw:id="id59" draw:layer="layout" svg:width="15.664cm" svg:height="0.847cm" svg:x="5.467cm" svg:y="15.963cm">
          <text:p text:style-name="P19"><text:span text:style-name="T20">service</text:span><text:span text:style-name="T18"> -&gt; instance of ServiceImp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2"/>
          <draw:frame presentation:style-name="pr11" draw:text-style-name="P42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Injecting collection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Similar support available for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4">Properties (through props / prop elemen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3"><text:span text:style-name="T4">Set (through a set element, similar to lis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3"><text:span text:style-name="T4">Map (through map / key elemen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6" draw:text-style-name="P4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How Spring works</text:span></text:p>
              </text:list-item>
            </text:list>
            <text:list text:style-name="L4">
              <text:list-item>
                <text:p text:style-name="P6"><text:span text:style-name="T4">Writing Spring bean defini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figuring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0">Going beyond constructor instanti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reating a Spring application context</text:span></text:p>
              </text:list-item>
            </text:list>
            <text:list text:style-name="L4">
              <text:list-item>
                <text:p text:style-name="P6"><text:span text:style-name="T4">Summary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4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alling Static Factory Method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alling Factory Methods</text:p>
          </draw:text-box>
        </draw:frame>
        <draw:frame presentation:style-name="pr18" draw:text-style-name="P8" draw:layer="layout" svg:width="22.648cm" svg:height="11.431cm" svg:x="1.905cm" svg:y="5.503cm" presentation:class="outline" presentation:user-transformed="true">
          <draw:text-box>
            <text:list text:style-name="L4">
              <text:list-item>
                <text:p text:style-name="P6"><text:span text:style-name="T4">Some objects cannot be created by a constructor</text:span></text:p>
              </text:list-item>
            </text:list>
          </draw:text-box>
        </draw:frame>
        <draw:custom-shape draw:style-name="gr24" draw:text-style-name="P17" draw:layer="layout" svg:width="18.459cm" svg:height="1.27cm" svg:x="3.131cm" svg:y="6.892cm">
          <text:p text:style-name="P9"/>
          <draw:enhanced-geometry svg:viewBox="0 0 21600 21600" draw:type="mso-spt202" draw:enhanced-path="M 0 0 L 21600 0 21600 21600 0 21600 0 0 Z N"/>
        </draw:custom-shape>
        <draw:custom-shape draw:style-name="gr25" draw:text-style-name="P17" draw:layer="layout" svg:width="21.379cm" svg:height="5.139cm" svg:x="2.328cm" svg:y="7.28cm">
          <text:p text:style-name="P18"><text:span text:style-name="T10">public class</text:span><text:span text:style-name="T51"> LegacySingleton {</text:span></text:p>
          <text:p text:style-name="P18"><text:span text:style-name="T51"><text:s text:c="4"/></text:span><text:span text:style-name="T10">private</text:span><text:span text:style-name="T51"> LegacySingleton() { ... }</text:span></text:p>
          <text:p text:style-name="P18"><text:span text:style-name="T51"><text:s text:c="4"/></text:span><text:span text:style-name="T10">public static</text:span><text:span text:style-name="T51"> LegacySingleton getInstance() {</text:span></text:p>
          <text:p text:style-name="P18"><text:span text:style-name="T51"><text:s text:c="8"/>…</text:span></text:p>
          <text:p text:style-name="P18"><text:span text:style-name="T51"><text:s text:c="4"/></text:span><text:span text:style-name="T51">}</text:span></text:p>
          <text:p text:style-name="P18"><text:span text:style-name="T51">}</text:span></text:p>
          <draw:enhanced-geometry svg:viewBox="0 0 21600 21600" draw:type="mso-spt202" draw:enhanced-path="M 0 0 L 21600 0 21600 21600 0 21600 0 0 Z N"/>
        </draw:custom-shape>
        <draw:custom-shape draw:style-name="gr26" draw:text-style-name="P17" draw:id="id60" draw:layer="layout" svg:width="21.379cm" svg:height="1.887cm" svg:x="2.256cm" svg:y="13.419cm">
          <text:p text:style-name="P18"><text:span text:style-name="T31">&lt;bean</text:span><text:span text:style-name="T51"> </text:span><text:span text:style-name="T10">id</text:span><text:span text:style-name="T51">=</text:span><text:span text:style-name="T12">“service”</text:span><text:span text:style-name="T51"> </text:span><text:span text:style-name="T10">class</text:span><text:span text:style-name="T51">=</text:span><text:span text:style-name="T12">“example.LegacySingleton”</text:span></text:p>
          <text:p text:style-name="P44"><text:span text:style-name="T51"><text:tab/></text:span><text:span text:style-name="T10">factory-method</text:span><text:span text:style-name="T51">=</text:span><text:span text:style-name="T12">“getInstance” </text:span><text:span text:style-name="T31">/&gt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5"/>
          <draw:frame presentation:style-name="pr7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52">This slide may include a discussion of singleton by cardinality versus the Singleton Factory pattern. <text:s/>Singleton by cardinality means a single instance in a given scope. <text:s/>In the case of Spring, a single instance in an ApplicationContext. <text:s/>Singleton Factory is the pattern from Design Patterns (GoF) that guarantees singleton by cardinality by tying it to location. <text:s/>A example of this pattern (what most should <text:s/>be familiar with) is shown above. <text:s/>This discussion may highlight the issues with Singleton Factory specifically how it complicates testing.</text:span></text:p>
            </draw:text-box>
          </draw:frame>
        </presentation:notes>
      </draw:page>
      <draw:page draw:name="Calling Factory Bean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Calling Factory Bean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Sometimes you want Spring to always delegate to Java code to create another bean</text:span></text:p>
              </text:list-item>
            </text:list>
          </draw:text-box>
        </draw:frame>
        <draw:custom-shape draw:style-name="gr27" draw:text-style-name="P23" draw:layer="layout" svg:width="21.713cm" svg:height="5.013cm" svg:x="2.752cm" svg:y="7.832cm">
          <text:p text:style-name="P18"><text:span text:style-name="T10">public class</text:span><text:span text:style-name="T51"> ComplexServiceFactory </text:span><text:span text:style-name="T53">implements</text:span><text:span text:style-name="T54"> FactoryBean</text:span><text:span text:style-name="T51"> {</text:span></text:p>
          <text:p text:style-name="P18"><text:span text:style-name="T51"><text:s text:c="4"/></text:span><text:span text:style-name="T51">Object getObject() </text:span><text:span text:style-name="T10">throws</text:span><text:span text:style-name="T51"> Exception {</text:span></text:p>
          <text:p text:style-name="P18"><text:span text:style-name="T55"><text:s text:c="8"/></text:span><text:span text:style-name="T31">// create complex service impl in Java code</text:span></text:p>
          <text:p text:style-name="P18"><text:span text:style-name="T51"><text:s text:c="4"/></text:span><text:span text:style-name="T51">}</text:span></text:p>
          <text:p text:style-name="P18"><text:span text:style-name="T51">}</text:span></text:p>
          <draw:enhanced-geometry svg:viewBox="0 0 21600 21600" draw:type="mso-spt202" draw:enhanced-path="M 0 0 L 21600 0 21600 21600 0 21600 0 0 Z N"/>
        </draw:custom-shape>
        <draw:custom-shape draw:style-name="gr28" draw:text-style-name="P23" draw:id="id61" draw:layer="layout" svg:width="21.785cm" svg:height="2.7cm" svg:x="2.752cm" svg:y="12.912cm">
          <text:p text:style-name="P18"><text:span text:style-name="T31">&lt;bean</text:span><text:span text:style-name="T51"> </text:span><text:span text:style-name="T10">id</text:span><text:span text:style-name="T51">=</text:span><text:span text:style-name="T12">“service” </text:span><text:span text:style-name="T10">class</text:span><text:span text:style-name="T51">=</text:span><text:span text:style-name="T12">“example.ComplexServiceFactory”</text:span><text:span text:style-name="T31">&gt;</text:span></text:p>
          <text:p text:style-name="P18"><text:span text:style-name="T51"><text:s text:c="4"/></text:span><text:span text:style-name="T31">&lt;property</text:span><text:span text:style-name="T51"> </text:span><text:span text:style-name="T10">name</text:span><text:span text:style-name="T51">=</text:span><text:span text:style-name="T12">“neededToCreateService”</text:span><text:span text:style-name="T51"> </text:span><text:span text:style-name="T10">value</text:span><text:span text:style-name="T51">=</text:span><text:span text:style-name="T12">“…” </text:span><text:span text:style-name="T31">/&gt;</text:span></text:p>
          <text:p text:style-name="P18"><text:span text:style-name="T31">&lt;/bean&gt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6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FactoryBean Contract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7.476cm" svg:height="2.753cm" svg:x="0.957cm" svg:y="0.225cm" presentation:class="title" presentation:user-transformed="true">
          <draw:text-box>
            <text:p text:style-name="P5"><text:span text:style-name="T56">The FactoryBean Contract</text:span></text:p>
          </draw:text-box>
        </draw:frame>
        <draw:frame presentation:style-name="pr5" draw:text-style-name="P45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6">Spring auto detects any bean that implements </text:span><text:span text:style-name="T57">FactoryBean</text:span><text:span text:style-name="T36"> and returns the object created by getObject() to clients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58">The factory itself is concealed</text:span></text:p>
                  </text:list-item>
                </text:list>
              </text:list-item>
            </text:list>
          </draw:text-box>
        </draw:frame>
        <draw:g>
          <draw:custom-shape draw:style-name="gr12" draw:text-style-name="P17" draw:layer="layout" svg:width="6.562cm" svg:height="2.328cm" svg:x="15.687cm" svg:y="9.144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6.562cm" svg:height="0.994cm" svg:x="15.687cm" svg:y="9.779cm">
            <text:p text:style-name="P21"><text:span text:style-name="T24">ApplicationCont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7" draw:layer="layout" svg:width="6.562cm" svg:height="2.328cm" svg:x="15.687cm" svg:y="15.071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6.562cm" svg:height="0.994cm" svg:x="15.687cm" svg:y="15.706cm">
            <text:p text:style-name="P21"><text:span text:style-name="T24">FactoryBean</text:span></text:p>
            <draw:enhanced-geometry svg:viewBox="0 0 21600 21600" draw:type="rectangle" draw:enhanced-path="M 0 0 L 21600 0 21600 21600 0 21600 0 0 Z N"/>
          </draw:custom-shape>
        </draw:g>
        <draw:g draw:id="id62">
          <draw:line draw:style-name="gr11" draw:text-style-name="P13" draw:layer="layout" svg:x1="9.337cm" svg:y1="10.413cm" svg:x2="15.687cm" svg:y2="10.413cm">
            <text:p text:style-name="P9"/>
          </draw:line>
          <draw:custom-shape draw:style-name="gr4" draw:text-style-name="P22" draw:layer="layout" svg:width="6.35cm" svg:height="0.909cm" svg:x="9.337cm" svg:y="9.567cm">
            <text:p text:style-name="P21"><text:span text:style-name="T59">getBean(beanName)</text:span></text:p>
            <draw:enhanced-geometry svg:viewBox="0 0 21600 21600" draw:type="mso-spt202" draw:enhanced-path="M 0 0 L 21600 0 21600 21600 0 21600 0 0 Z N"/>
          </draw:custom-shape>
        </draw:g>
        <draw:g draw:id="id63">
          <draw:line draw:style-name="gr11" draw:text-style-name="P13" draw:layer="layout" svg:x1="17.804cm" svg:y1="11.472cm" svg:x2="17.809cm" svg:y2="15.071cm">
            <text:p text:style-name="P9"/>
          </draw:line>
          <draw:custom-shape draw:style-name="gr4" draw:text-style-name="P22" draw:layer="layout" svg:width="3.81cm" svg:height="0.994cm" svg:x="15.899cm" svg:y="12.671cm">
            <text:p text:style-name="P21"><text:span text:style-name="T25">getObject()</text:span></text:p>
            <draw:enhanced-geometry svg:viewBox="0 0 21600 21600" draw:type="mso-spt202" draw:enhanced-path="M 0 0 L 21600 0 21600 21600 0 21600 0 0 Z N"/>
          </draw:custom-shape>
        </draw:g>
        <draw:g draw:id="id64">
          <draw:line draw:style-name="gr29" draw:text-style-name="P13" draw:layer="layout" svg:x1="20.132cm" svg:y1="15.07cm" svg:x2="20.132cm" svg:y2="11.471cm">
            <text:p text:style-name="P9"/>
          </draw:line>
          <draw:custom-shape draw:style-name="gr4" draw:text-style-name="P22" draw:layer="layout" svg:width="3.81cm" svg:height="0.994cm" svg:x="19.285cm" svg:y="12.671cm">
            <text:p text:style-name="P21"><text:span text:style-name="T16">object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7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 Good Factory Bean Example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7.476cm" svg:height="3.005cm" svg:x="0.957cm" svg:y="0.099cm" presentation:class="title" presentation:user-transformed="true">
          <draw:text-box>
            <text:p text:style-name="P5">A Good Factory Bean Example</text:p>
          </draw:text-box>
        </draw:frame>
        <draw:frame presentation:style-name="pr18" draw:text-style-name="P45" draw:layer="layout" svg:width="22.013cm" svg:height="11.431cm" svg:x="1.904cm" svg:y="5.503cm" presentation:class="outline" presentation:user-transformed="true">
          <draw:text-box>
            <text:list text:style-name="L4">
              <text:list-item>
                <text:p text:style-name="P6"><text:span text:style-name="T4">Encapsulating the creation of a test </text:span><text:span text:style-name="T60">DataSource</text:span></text:p>
              </text:list-item>
            </text:list>
          </draw:text-box>
        </draw:frame>
        <draw:g>
          <draw:custom-shape draw:style-name="gr12" draw:text-style-name="P17" draw:layer="layout" svg:width="6.562cm" svg:height="2.328cm" svg:x="9.525cm" svg:y="7.197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6.562cm" svg:height="0.994cm" svg:x="9.525cm" svg:y="7.832cm">
            <text:p text:style-name="P21"><text:span text:style-name="T24">ApplicationContex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7" draw:layer="layout" svg:width="7.408cm" svg:height="2.328cm" svg:x="9.102cm" svg:y="13.335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13" draw:text-style-name="P22" draw:layer="layout" svg:width="7.408cm" svg:height="0.994cm" svg:x="9.102cm" svg:y="13.97cm">
            <text:p text:style-name="P21"><text:span text:style-name="T24">TestDataSourceFactory</text:span></text:p>
            <draw:enhanced-geometry svg:viewBox="0 0 21600 21600" draw:type="rectangle" draw:enhanced-path="M 0 0 L 21600 0 21600 21600 0 21600 0 0 Z N"/>
          </draw:custom-shape>
        </draw:g>
        <draw:g draw:id="id65">
          <draw:line draw:style-name="gr11" draw:text-style-name="P13" draw:layer="layout" svg:x1="2.117cm" svg:y1="8.466cm" svg:x2="9.525cm" svg:y2="8.466cm">
            <text:p text:style-name="P9"/>
          </draw:line>
          <draw:custom-shape draw:style-name="gr4" draw:text-style-name="P22" draw:layer="layout" svg:width="7.408cm" svg:height="0.909cm" svg:x="2.117cm" svg:y="7.62cm">
            <text:p text:style-name="P21"><text:span text:style-name="T59">(1) getBean(“dataSource”)</text:span></text:p>
            <draw:enhanced-geometry svg:viewBox="0 0 21600 21600" draw:type="mso-spt202" draw:enhanced-path="M 0 0 L 21600 0 21600 21600 0 21600 0 0 Z N"/>
          </draw:custom-shape>
        </draw:g>
        <draw:g draw:id="id66">
          <draw:line draw:style-name="gr11" draw:text-style-name="P13" draw:layer="layout" svg:x1="11.43cm" svg:y1="9.525cm" svg:x2="11.434cm" svg:y2="13.335cm">
            <text:p text:style-name="P9"/>
          </draw:line>
          <draw:custom-shape draw:style-name="gr4" draw:text-style-name="P22" draw:layer="layout" svg:width="4.657cm" svg:height="0.994cm" svg:x="9.313cm" svg:y="10.795cm">
            <text:p text:style-name="P21"><text:span text:style-name="T25">(2) getObject()</text:span></text:p>
            <draw:enhanced-geometry svg:viewBox="0 0 21600 21600" draw:type="mso-spt202" draw:enhanced-path="M 0 0 L 21600 0 21600 21600 0 21600 0 0 Z N"/>
          </draw:custom-shape>
        </draw:g>
        <draw:g draw:id="id68">
          <draw:line draw:style-name="gr29" draw:text-style-name="P13" draw:layer="layout" svg:x1="13.974cm" svg:y1="13.335cm" svg:x2="13.97cm" svg:y2="9.525cm">
            <text:p text:style-name="P9"/>
          </draw:line>
          <draw:custom-shape draw:style-name="gr4" draw:text-style-name="P22" draw:layer="layout" svg:width="4.868cm" svg:height="0.994cm" svg:x="13.97cm" svg:y="10.795cm">
            <text:p text:style-name="P21"><text:span text:style-name="T25">(5) dataSource</text:span></text:p>
            <draw:enhanced-geometry svg:viewBox="0 0 21600 21600" draw:type="mso-spt202" draw:enhanced-path="M 0 0 L 21600 0 21600 21600 0 21600 0 0 Z N"/>
          </draw:custom-shape>
        </draw:g>
        <draw:custom-shape draw:style-name="gr30" draw:text-style-name="P23" draw:id="id67" draw:layer="layout" svg:width="10.372cm" svg:height="1.727cm" svg:x="10.583cm" svg:y="15.452cm">
          <text:p text:style-name="P18"><text:span text:style-name="T61">(3) createInMemoryDatabase();</text:span></text:p>
          <text:p text:style-name="P18"><text:span text:style-name="T61">(4) populateWithTestData();</text:span></text:p>
          <draw:enhanced-geometry svg:viewBox="0 0 21600 21600" draw:type="mso-spt202" draw:enhanced-path="M 0 0 L 21600 0 21600 21600 0 21600 0 0 Z N"/>
        </draw:custom-shape>
        <draw:g draw:id="id69">
          <draw:line draw:style-name="gr31" draw:text-style-name="P13" draw:layer="layout" svg:x1="20.32cm" svg:y1="15.028cm" svg:x2="18.838cm" svg:y2="15.663cm">
            <text:p text:style-name="P9"/>
          </draw:line>
          <draw:custom-shape draw:style-name="gr3" draw:text-style-name="P23" draw:layer="layout" svg:width="4.871cm" svg:height="3.193cm" svg:x="20.166cm" svg:y="11.853cm">
            <text:p text:style-name="P18"><text:span text:style-name="T16">Runs before</text:span></text:p>
            <text:p text:style-name="P18"><text:span text:style-name="T16">the data source</text:span></text:p>
            <text:p text:style-name="P18"><text:span text:style-name="T16">is usable by</text:span></text:p>
            <text:p text:style-name="P18"><text:span text:style-name="T16">the application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8"/>
          <draw:frame presentation:style-name="pr6" draw:text-style-name="P9" draw:layer="layout" svg:width="16.254cm" svg:height="12.001cm" svg:x="2.033cm" svg:y="12.668cm" presentation:class="notes">
            <draw:text-box>
              <text:p text:style-name="P9">Maybe mention that there are numerous factory beans out there that are all suffixed with ***FactoryBean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7" draw:layer="layout" svg:width="17.476cm" svg:height="2.753cm" svg:x="0.957cm" svg:y="0.225cm" presentation:class="title" presentation:user-transformed="true">
          <draw:text-box>
            <text:p text:style-name="P46"><text:span text:style-name="T62">FactoryBeans in Spring</text:span>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63">JndiObjectFactoryBean</text:span></text:p>
              </text:list-item>
            </text:list>
            <text:list text:style-name="L4">
              <text:list-item>
                <text:list>
                  <text:list-item>
                    <text:p text:style-name="P43"><text:span text:style-name="T64">One option for looking up JNDI objects</text:span></text:p>
                  </text:list-item>
                </text:list>
              </text:list-item>
            </text:list>
            <text:list text:style-name="L4">
              <text:list-item>
                <text:p text:style-name="P48"><text:span text:style-name="T65">FactoryBeans for creating remote proxies</text:span></text:p>
              </text:list-item>
            </text:list>
            <text:list text:style-name="L4">
              <text:list-item>
                <text:p text:style-name="P48"><text:span text:style-name="T65">FactoryBeans for configuring data access technologies like Hibernate, JPA or iBat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9"/>
          <draw:frame presentation:style-name="pr7" draw:text-style-name="P50" draw:layer="layout" svg:width="16.254cm" svg:height="12cm" svg:x="2.033cm" svg:y="12.668cm" presentation:class="notes" presentation:user-transformed="true">
            <draw:text-box>
              <text:p text:style-name="P49"><text:span text:style-name="T3">‘</text:span><text:span text:style-name="T3">Broadly speaking, application contexts can be created in a “programmatic” or “declarative” fashion. Today you will mostly see programmatic approaches where you explicitly create application contexts with Java code you write, but Spring provides support for creating application contexts in a declarative fashion as your web app starts up, in a web environment, and this is actually very common. We’ll see this approach later.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Spring quick start</text:span></text:p>
              </text:list-item>
            </text:list>
            <text:list text:style-name="L4">
              <text:list-item>
                <text:p text:style-name="P6"><text:span text:style-name="T4">Writing bean defini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figuring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Going beyond constructor instanti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Creating an application context</text:span></text:p>
              </text:list-item>
            </text:list>
            <text:list text:style-name="L4">
              <text:list-item>
                <text:p text:style-name="P6"><text:span text:style-name="T4">Summary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0"/>
          <draw:frame presentation:style-name="pr11" draw:text-style-name="P9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Creating a Spring Application Contex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Creating a Spring Application Context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6">Spring application contexts can be bootstrapped in any environment, includ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JUnit system te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Web appl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Enterprise Java Bean (EJB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Standalone applic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6">Loadable with bean definitions from fil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In the class pat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On the local file syste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8">At an environment-relative resource pat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1"/>
          <draw:frame presentation:style-name="pr7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3">‘</text:span><text:span text:style-name="T3">Broadly speaking, application contexts can be created in a “programmatic” or “declarative” fashion. Today you will mostly see programmatic approaches where you explicitly create application contexts with Java code you write, but Spring provides support for creating application contexts in a declarative fashion as your web app starts up, in a web environment, and this is actually very common. We’ll see this approach later.</text:span></text:p>
            </draw:text-box>
          </draw:frame>
        </presentation:notes>
      </draw:page>
      <draw:page draw:name="Inside a JUnit System Test" draw:style-name="dp1" draw:master-page-name="Default" presentation:presentation-page-layout-name="AL2T1">
        <draw:frame presentation:style-name="pr8" draw:text-style-name="P51" draw:layer="layout" svg:width="18.458cm" svg:height="3.176cm" svg:x="0.423cm" svg:y="-0.001cm" presentation:class="title" presentation:user-transformed="true">
          <draw:text-box>
            <text:p text:style-name="P5"><text:span text:style-name="T66">Example: Using an Application Context Inside a JUnit System Test</text:span></text:p>
          </draw:text-box>
        </draw:frame>
        <draw:custom-shape draw:style-name="gr6" draw:text-style-name="P17" draw:layer="layout" svg:width="22.648cm" svg:height="13.759cm" svg:x="1.482cm" svg:y="3.598cm">
          <text:p text:style-name="P19"><text:span text:style-name="T19">public void</text:span><text:span text:style-name="T18"> TransferServiceTests </text:span><text:span text:style-name="T19">extends</text:span><text:span text:style-name="T18"> TestCase {</text:span></text:p>
          <text:p text:style-name="P19"><text:span text:style-name="T18"><text:s text:c="4"/></text:span><text:span text:style-name="T19">private</text:span><text:span text:style-name="T18"> TransferService </text:span><text:span text:style-name="T20">service</text:span><text:span text:style-name="T18">;</text:span></text:p>
          <text:p text:style-name="P19"><text:span text:style-name="T18"/></text:p>
          <text:p text:style-name="P19"><text:span text:style-name="T18"><text:s text:c="4"/></text:span><text:span text:style-name="T19">protected void</text:span><text:span text:style-name="T18"> setUp() {</text:span></text:p>
          <text:p text:style-name="P19"><text:span text:style-name="T18"><text:s text:c="8"/></text:span><text:span text:style-name="T17">// Create the application from the configuration</text:span></text:p>
          <text:p text:style-name="P19"><text:span text:style-name="T18"><text:s text:c="8"/></text:span><text:span text:style-name="T18">ApplicationContext context =</text:span></text:p>
          <text:p text:style-name="P19"><text:span text:style-name="T18"><text:s text:c="12"/></text:span><text:span text:style-name="T19">new</text:span><text:span text:style-name="T18"> ClassPathXmlApplicationContext(</text:span><text:span text:style-name="T20">“application-config.xml”</text:span><text:span text:style-name="T18">);</text:span></text:p>
          <text:p text:style-name="P19"><text:span text:style-name="T67"><text:s text:c="8"/></text:span><text:span text:style-name="T17">// Look up the application service interface</text:span></text:p>
          <text:p text:style-name="P19"><text:span text:style-name="T20"><text:s text:c="8"/></text:span><text:span text:style-name="T20">service</text:span><text:span text:style-name="T18"> = <text:s/>(TransferService) context.getBean(</text:span><text:span text:style-name="T20">“transferService”</text:span><text:span text:style-name="T18">);</text:span></text:p>
          <text:p text:style-name="P19"><text:span text:style-name="T18"><text:s text:c="4"/></text:span><text:span text:style-name="T18">}</text:span></text:p>
          <text:p text:style-name="P19"><text:span text:style-name="T18"/></text:p>
          <text:p text:style-name="P19"><text:span text:style-name="T19"><text:s text:c="4"/></text:span><text:span text:style-name="T19">public void</text:span><text:span text:style-name="T18"> testMoneyTransfer() {</text:span></text:p>
          <text:p text:style-name="P19"><text:span text:style-name="T18"><text:s text:c="8"/></text:span><text:span text:style-name="T18">Confirmation receipt =</text:span></text:p>
          <text:p text:style-name="P19"><text:span text:style-name="T18"><text:s text:c="12"/></text:span><text:span text:style-name="T20">service</text:span><text:span text:style-name="T18">.transfer(new MonetaryAmount(</text:span><text:span text:style-name="T20">“300.00”</text:span><text:span text:style-name="T18">), </text:span><text:span text:style-name="T20">“1”</text:span><text:span text:style-name="T18">, </text:span><text:span text:style-name="T20">“2”</text:span><text:span text:style-name="T18">));</text:span></text:p>
          <text:p text:style-name="P19"><text:span text:style-name="T18"><text:s text:c="8"/></text:span><text:span text:style-name="T18">assertEquals(receipt.getNewBalance(), </text:span><text:span text:style-name="T20">“500.00”</text:span><text:span text:style-name="T18">);</text:span></text:p>
          <text:p text:style-name="P19"><text:span text:style-name="T18"><text:s text:c="4"/></text:span><text:span text:style-name="T18">}</text:span></text:p>
          <text:p text:style-name="P19"><text:span text:style-name="T18"><text:s text:c="4"/>…</text:span></text:p>
          <text:p text:style-name="P19"><text:span text:style-name="T18">}</text:span></text:p>
          <draw:enhanced-geometry svg:viewBox="0 0 21600 21600" draw:type="rectangle" draw:enhanced-path="M 0 0 L 21600 0 21600 21600 0 21600 0 0 Z N"/>
        </draw:custom-shape>
        <draw:g draw:id="id71">
          <draw:line draw:style-name="gr11" draw:text-style-name="P13" draw:layer="layout" svg:x1="14.31cm" svg:y1="12.54cm" svg:x2="12.009cm" svg:y2="12.114cm">
            <text:p text:style-name="P9"/>
          </draw:line>
          <draw:custom-shape draw:style-name="gr32" draw:text-style-name="P23" draw:layer="layout" svg:width="5.298cm" svg:height="0.994cm" svg:x="14.323cm" svg:y="12.121cm">
            <text:p text:style-name="P18"><text:span text:style-name="T16">Tests the system</text:span></text:p>
            <draw:enhanced-geometry svg:viewBox="0 0 21600 21600" draw:type="mso-spt202" draw:enhanced-path="M 0 0 L 21600 0 21600 21600 0 21600 0 0 Z N"/>
          </draw:custom-shape>
        </draw:g>
        <draw:g draw:id="id70">
          <draw:custom-shape draw:style-name="gr33" draw:text-style-name="P23" draw:layer="layout" svg:width="9.271cm" svg:height="0.994cm" svg:x="11.348cm" svg:y="5.503cm">
            <text:p text:style-name="P18"><text:span text:style-name="T16">Bootstraps the system to test</text:span></text:p>
            <draw:enhanced-geometry svg:viewBox="0 0 21600 21600" draw:type="mso-spt202" draw:enhanced-path="M 0 0 L 21600 0 21600 21600 0 21600 0 0 Z N"/>
          </draw:custom-shape>
          <draw:line draw:style-name="gr11" draw:text-style-name="P13" draw:layer="layout" svg:x1="11.335cm" svg:y1="5.94cm" svg:x2="9.131cm" svg:y2="6.252cm">
            <text:p text:style-name="P9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2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pring's Flexible Resource Loading Mechanism</text:p>
          </draw:text-box>
        </draw:frame>
        <draw:frame presentation:style-name="pr19" draw:text-style-name="P45" draw:layer="layout" svg:width="21.855cm" svg:height="12.889cm" svg:x="1.746cm" svg:y="3.858cm" presentation:class="outline" presentation:user-transformed="true">
          <draw:text-box>
            <text:list text:style-name="L4">
              <text:list-item>
                <text:p text:style-name="P6"><text:span text:style-name="T36">ApplicationContext implementations have </text:span><text:span text:style-name="T68">default resource loading rules</text:span></text:p>
              </text:list-item>
            </text:list>
          </draw:text-box>
        </draw:frame>
        <draw:custom-shape draw:style-name="gr6" draw:text-style-name="P17" draw:id="id72" draw:layer="layout" svg:width="22.648cm" svg:height="2.551cm" svg:x="1.151cm" svg:y="6.619cm">
          <text:p text:style-name="P19"><text:span text:style-name="T19">new</text:span><text:span text:style-name="T18"> ClassPathXmlApplicationContext(</text:span><text:span text:style-name="T20">“com/acme/application-config.xml”</text:span><text:span text:style-name="T18">);</text:span></text:p>
          <text:p text:style-name="P19"><text:span text:style-name="T18"><text:s text:c="4"/></text:span></text:p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custom-shape draw:style-name="gr6" draw:text-style-name="P17" draw:id="id74" draw:layer="layout" svg:width="22.648cm" svg:height="2.532cm" svg:x="1.151cm" svg:y="9.919cm">
          <text:p text:style-name="P19"><text:span text:style-name="T19">new</text:span><text:span text:style-name="T18"> FileSystemXmlApplicationContext(</text:span><text:span text:style-name="T20">“C:\\etc\\application-config.xml”</text:span><text:span text:style-name="T18">);</text:span></text:p>
          <text:p text:style-name="P19"><text:span text:style-name="T18"/></text:p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g draw:id="id73">
          <draw:custom-shape draw:style-name="gr34" draw:text-style-name="P23" draw:layer="layout" svg:width="14.252cm" svg:height="1.052cm" svg:x="5.51cm" svg:y="7.768cm">
            <text:p text:style-name="P18"><text:span text:style-name="T69">$CLASSPATH/com/acme/application-config.xml</text:span></text:p>
            <draw:enhanced-geometry svg:viewBox="0 0 21600 21600" draw:type="mso-spt202" draw:enhanced-path="M 0 0 L 21600 0 21600 21600 0 21600 0 0 Z N"/>
          </draw:custom-shape>
        </draw:g>
        <draw:g draw:id="id75">
          <draw:custom-shape draw:style-name="gr34" draw:text-style-name="P23" draw:layer="layout" svg:width="8.522cm" svg:height="1.052cm" svg:x="8.169cm" svg:y="11.068cm">
            <text:p text:style-name="P18"><text:span text:style-name="T69">C:\etc\application-config.xml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7" draw:id="id76" draw:layer="layout" svg:width="22.648cm" svg:height="2.551cm" svg:x="1.151cm" svg:y="13.22cm">
          <text:p text:style-name="P19"><text:span text:style-name="T19">new</text:span><text:span text:style-name="T18"> XmlWebApplicationContext(</text:span><text:span text:style-name="T20">“WEB-INF/application-config.xml”</text:span><text:span text:style-name="T18">);</text:span></text:p>
          <text:p text:style-name="P19"><text:span text:style-name="T18"><text:s text:c="4"/></text:span></text:p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g draw:id="id77">
          <draw:custom-shape draw:style-name="gr35" draw:text-style-name="P52" draw:layer="layout" svg:width="20.626cm" svg:height="1.004cm" svg:x="2.154cm" svg:y="14.469cm">
            <text:p text:style-name="P19"><text:span text:style-name="T69">$TOMCAT_ROOT/webapp/mywebapp/WEB-INF/application-config.xml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3"/>
          <draw:frame presentation:style-name="pr6" draw:text-style-name="P42" draw:layer="layout" svg:width="16.254cm" svg:height="12.001cm" svg:x="2.033cm" svg:y="12.668cm" presentation:class="notes">
            <draw:text-box>
              <text:p text:style-name="P9"><text:span text:style-name="T70">We're taking a sidebar with this slide and the next to formally introduce resource loading and resource prefixes. <text:s/>This is important as students will encounter use of prefixes throughout subsequent labs.</text:span>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pring's Flexible Resource Loading Mechanism (2)</text:p>
          </draw:text-box>
        </draw:frame>
        <draw:frame presentation:style-name="pr19" draw:text-style-name="P45" draw:layer="layout" svg:width="21.855cm" svg:height="13.229cm" svg:x="1.746cm" svg:y="3.858cm" presentation:class="outline" presentation:user-transformed="true">
          <draw:text-box>
            <text:list text:style-name="L4">
              <text:list-item>
                <text:p text:style-name="P6"><text:span text:style-name="T36">However, default rules can be </text:span><text:span text:style-name="T71">overridden with </text:span><text:span text:style-name="T68">resource loading prefixes</text:span><text:span text:style-name="T68"><text:line-break/></text:span><text:span text:style-name="T68"><text:line-break/></text:span><text:span text:style-name="T68"><text:line-break/></text:span><text:span text:style-name="T68"/></text:p>
              </text:list-item>
            </text:list>
            <text:list text:style-name="L4">
              <text:list-item>
                <text:p text:id="id80" text:style-name="P6"><text:span text:style-name="T71">These prefixes can be used </text:span><text:span text:style-name="T68">anywhere</text:span><text:span text:style-name="T71"> Spring needs to deal with resources</text:span></text:p>
              </text:list-item>
            </text:list>
            <text:list text:style-name="L4">
              <text:list-item>
                <text:list>
                  <text:list-item>
                    <text:p text:id="id81" text:style-name="P43"><text:span text:style-name="T72">Not just in constructor args to application context</text:span></text:p>
                  </text:list-item>
                </text:list>
              </text:list-item>
            </text:list>
            <text:list text:style-name="L4">
              <text:list-item>
                <text:p text:id="id82" text:style-name="P48"><text:span text:style-name="T71">Various prefixes</text:span></text:p>
              </text:list-item>
            </text:list>
            <text:list text:style-name="L4">
              <text:list-item>
                <text:list>
                  <text:list-item>
                    <text:p text:id="id83" text:style-name="P43"><text:span text:style-name="T72">classpath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4" text:style-name="P43"><text:span text:style-name="T72">fil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5" text:style-name="P43"><text:span text:style-name="T72">http: </text:span></text:p>
                  </text:list-item>
                </text:list>
              </text:list-item>
            </text:list>
          </draw:text-box>
        </draw:frame>
        <draw:custom-shape draw:style-name="gr36" draw:text-style-name="P41" draw:id="id78" draw:layer="layout" svg:width="22.962cm" svg:height="2.551cm" svg:x="1.151cm" svg:y="6.519cm">
          <text:p text:style-name="P19"><text:span text:style-name="T19">new</text:span><text:span text:style-name="T18"> XmlWebApplicationContext(</text:span><text:span text:style-name="T20">“</text:span><text:span text:style-name="T73">classpath:</text:span><text:span text:style-name="T20">com/acme/application-config.xml”</text:span><text:span text:style-name="T18">);</text:span></text:p>
          <text:p text:style-name="P19"><text:span text:style-name="T18"><text:s text:c="4"/></text:span></text:p>
          <text:p text:style-name="P19"><text:span text:style-name="T18"/></text:p>
          <draw:enhanced-geometry svg:viewBox="0 0 21600 21600" draw:type="rectangle" draw:enhanced-path="M 0 0 L 21600 0 21600 21600 0 21600 0 0 Z N"/>
        </draw:custom-shape>
        <draw:g draw:id="id79">
          <draw:custom-shape draw:style-name="gr34" draw:text-style-name="P23" draw:layer="layout" svg:width="14.252cm" svg:height="1.052cm" svg:x="5.51cm" svg:y="7.668cm">
            <text:p text:style-name="P18"><text:span text:style-name="T69">$CLASSPATH/com/acme/application-config.xml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4"/>
          <draw:frame presentation:style-name="pr6" draw:text-style-name="P42" draw:layer="layout" svg:width="16.254cm" svg:height="12.001cm" svg:x="2.033cm" svg:y="12.668cm" presentation:class="notes">
            <draw:text-box>
              <text:p text:style-name="P9">Of course, the example here is contrived – one likely wouldn't create an XmlWebApplicationContext with a single argument prefixed with 'classpath:'. <text:s/>However, this simple example paves the way to understanding the example shown a couple slides from now where we instantiate an XWAC with a String[] containing a 'classpath:'-prefixed argument.</text:p>
            </draw:text-box>
          </draw:frame>
        </presentation:notes>
      </draw:page>
      <draw:page draw:name="Creating a Spring Application Context from Multiple Files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Creating a Spring Application Context from Multiple File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4">A context can be configured from multiple files</text:span></text:p>
              </text:list-item>
            </text:list>
            <text:list text:style-name="L4">
              <text:list-item>
                <text:p text:style-name="P6"><text:span text:style-name="T4">Allows partitioning of bean definitions into logical groups</text:span></text:p>
              </text:list-item>
            </text:list>
            <text:list text:style-name="L4">
              <text:list-item>
                <text:p text:style-name="P6"><text:span text:style-name="T4">Generally a best practice to separate out “application” beans from “infrastructure” bea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frastructure often changes between environ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Evolves at a different r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5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ixed Configuration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Mixed Configuration</text:p>
          </draw:text-box>
        </draw:frame>
        <draw:custom-shape draw:style-name="gr6" draw:text-style-name="P17" draw:layer="layout" svg:width="24.554cm" svg:height="12.489cm" svg:x="0.423cm" svg:y="4.233cm">
          <text:p text:style-name="P19"><text:span text:style-name="T17">&lt;beans&gt;</text:span></text:p>
          <text:p text:style-name="P19"><text:span text:style-name="T18"/></text:p>
          <text:p text:style-name="P19"><text:span text:style-name="T18"><text:s text:c="4"/></text:span><text:span text:style-name="T17">&lt;bean</text:span><text:span text:style-name="T18"> </text:span><text:span text:style-name="T19">id</text:span><text:span text:style-name="T18">=</text:span><text:span text:style-name="T20">“transferService”</text:span><text:span text:style-name="T18"> </text:span><text:span text:style-name="T19">class</text:span><text:span text:style-name="T18">=</text:span><text:span text:style-name="T20">“app.impl.TransferServiceImpl”</text:span><text:span text:style-name="T17">&gt;</text:span></text:p>
          <text:p text:style-name="P19"><text:span text:style-name="T18"><text:s text:c="8"/></text:span><text:span text:style-name="T17">&lt;constructor-arg</text:span><text:span text:style-name="T18"> </text:span><text:span text:style-name="T19">ref</text:span><text:span text:style-name="T18">=“</text:span><text:span text:style-name="T20">accountRepository” </text:span><text:span text:style-name="T17">/&gt;</text:span></text:p>
          <text:p text:style-name="P19"><text:span text:style-name="T18"><text:s text:c="4"/></text:span><text:span text:style-name="T17">&lt;/bean&gt;</text:span></text:p>
          <text:p text:style-name="P19"><text:span text:style-name="T18"/></text:p>
          <text:p text:style-name="P19"><text:span text:style-name="T17"><text:s text:c="4"/></text:span><text:span text:style-name="T17">&lt;bean</text:span><text:span text:style-name="T18"> </text:span><text:span text:style-name="T19">id</text:span><text:span text:style-name="T18">=</text:span><text:span text:style-name="T20">“accountRepository” </text:span><text:span text:style-name="T19">class</text:span><text:span text:style-name="T18">=</text:span><text:span text:style-name="T20">“app.impl.JdbcAccountRepository”</text:span><text:span text:style-name="T17">&gt;</text:span></text:p>
          <text:p text:style-name="P19"><text:span text:style-name="T17"><text:s text:c="8"/></text:span><text:span text:style-name="T17">&lt;constructor-arg</text:span><text:span text:style-name="T18"> </text:span><text:span text:style-name="T19">ref</text:span><text:span text:style-name="T18">=</text:span><text:span text:style-name="T20">“dataSource” </text:span><text:span text:style-name="T17">/&gt;</text:span></text:p>
          <text:p text:style-name="P19"><text:span text:style-name="T18"><text:s text:c="4"/></text:span><text:span text:style-name="T17">&lt;/bean&gt;</text:span></text:p>
          <text:p text:style-name="P19"><text:span text:style-name="T18"/></text:p>
          <text:p text:style-name="P19"><text:span text:style-name="T17"><text:s text:c="4"/></text:span><text:span text:style-name="T17">&lt;bean</text:span><text:span text:style-name="T18"> </text:span><text:span text:style-name="T19">id</text:span><text:span text:style-name="T18">=</text:span><text:span text:style-name="T20">“dataSource”</text:span><text:span text:style-name="T18"> </text:span><text:span text:style-name="T19">class</text:span><text:span text:style-name="T18">=</text:span><text:span text:style-name="T20">“com.oracle.jdbc.pool.OracleDataSource”</text:span><text:span text:style-name="T17">&gt;</text:span></text:p>
          <text:p text:style-name="P19"><text:span text:style-name="T18"><text:s text:c="8"/></text:span><text:span text:style-name="T17">&lt;property</text:span><text:span text:style-name="T18"> </text:span><text:span text:style-name="T19">name</text:span><text:span text:style-name="T18">=</text:span><text:span text:style-name="T20">“URL”</text:span><text:span text:style-name="T18"> </text:span><text:span text:style-name="T19">value</text:span><text:span text:style-name="T18">=</text:span><text:span text:style-name="T20">“jdbc:oracle:thin:@localhost:1521:BANK” </text:span><text:span text:style-name="T17">/&gt;</text:span></text:p>
          <text:p text:style-name="P19"><text:span text:style-name="T18"><text:s text:c="8"/></text:span><text:span text:style-name="T17">&lt;property</text:span><text:span text:style-name="T18"> </text:span><text:span text:style-name="T19">name</text:span><text:span text:style-name="T18">=</text:span><text:span text:style-name="T20">“user”</text:span><text:span text:style-name="T18"> </text:span><text:span text:style-name="T19">value</text:span><text:span text:style-name="T18">=</text:span><text:span text:style-name="T20">“moneytransfer-app” </text:span><text:span text:style-name="T17">/&gt;</text:span></text:p>
          <text:p text:style-name="P19"><text:span text:style-name="T17"><text:s text:c="4"/></text:span><text:span text:style-name="T17">&lt;/bean&gt;</text:span></text:p>
          <text:p text:style-name="P19"><text:span text:style-name="T18"/></text:p>
          <text:p text:style-name="P19"><text:span text:style-name="T17">&lt;/beans&gt;</text:span></text:p>
          <draw:enhanced-geometry svg:viewBox="0 0 21600 21600" draw:type="rectangle" draw:enhanced-path="M 0 0 L 21600 0 21600 21600 0 21600 0 0 Z N"/>
        </draw:custom-shape>
        <draw:g draw:id="id86">
          <draw:custom-shape draw:style-name="gr37" draw:text-style-name="P17" draw:layer="layout" svg:width="10.15cm" svg:height="0.994cm" svg:x="11.856cm" svg:y="10.673cm">
            <text:p text:style-name="P18"><text:span text:style-name="T74">Coupled to an Oracle environment</text:span></text:p>
            <draw:enhanced-geometry svg:viewBox="0 0 21600 21600" draw:type="mso-spt202" draw:enhanced-path="M 0 0 L 21600 0 21600 21600 0 21600 0 0 Z N"/>
          </draw:custom-shape>
          <draw:line draw:style-name="gr38" draw:text-style-name="P13" draw:layer="layout" svg:x1="11.826cm" svg:y1="11.114cm" svg:x2="10.979cm" svg:y2="10.268cm">
            <text:p text:style-name="P9"/>
          </draw:line>
          <draw:line draw:style-name="gr38" draw:text-style-name="P13" draw:layer="layout" svg:x1="11.827cm" svg:y1="11.114cm" svg:x2="10.769cm" svg:y2="11.538cm">
            <text:p text:style-name="P9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6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tioning Configuration" draw:style-name="dp1" draw:master-page-name="Default" presentation:presentation-page-layout-name="AL2T1">
        <draw:custom-shape draw:style-name="gr6" draw:text-style-name="P17" draw:layer="layout" svg:width="24.554cm" svg:height="5.504cm" svg:x="0.475cm" svg:y="12.63cm">
          <text:p text:style-name="P19"><text:span text:style-name="T17">&lt;beans&gt;</text:span></text:p>
          <text:p text:style-name="P19"><text:span text:style-name="T17"><text:s text:c="5"/></text:span><text:span text:style-name="T17">&lt;bean</text:span><text:span text:style-name="T18"> </text:span><text:span text:style-name="T19">id</text:span><text:span text:style-name="T18">=</text:span><text:span text:style-name="T20">“dataSource”</text:span><text:span text:style-name="T18"> </text:span><text:span text:style-name="T19">class</text:span><text:span text:style-name="T18">=</text:span><text:span text:style-name="T20">“com.oracle.jdbc.pool.OracleDataSource”</text:span><text:span text:style-name="T17">&gt;</text:span></text:p>
          <text:p text:style-name="P19"><text:span text:style-name="T18"><text:s text:c="8"/></text:span><text:span text:style-name="T17">&lt;property</text:span><text:span text:style-name="T18"> </text:span><text:span text:style-name="T19">name</text:span><text:span text:style-name="T18">=</text:span><text:span text:style-name="T20">“URL”</text:span><text:span text:style-name="T18"> </text:span><text:span text:style-name="T19">value</text:span><text:span text:style-name="T18">=</text:span><text:span text:style-name="T20">“jdbc:oracle:thin:@localhost:1521:BANK” </text:span><text:span text:style-name="T17">/&gt;</text:span></text:p>
          <text:p text:style-name="P19"><text:span text:style-name="T18"><text:s text:c="8"/></text:span><text:span text:style-name="T17">&lt;property</text:span><text:span text:style-name="T18"> </text:span><text:span text:style-name="T19">name</text:span><text:span text:style-name="T18">=</text:span><text:span text:style-name="T20">“user”</text:span><text:span text:style-name="T18"> </text:span><text:span text:style-name="T19">value</text:span><text:span text:style-name="T18">=</text:span><text:span text:style-name="T20">“moneytransfer-app” </text:span><text:span text:style-name="T17">/&gt;</text:span></text:p>
          <text:p text:style-name="P19"><text:span text:style-name="T17"><text:s text:c="4"/></text:span><text:span text:style-name="T17">&lt;/bean&gt;</text:span></text:p>
          <text:p text:style-name="P19"><text:span text:style-name="T17">&lt;/beans&gt;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7" draw:layer="layout" svg:width="10.488cm" svg:height="1.074cm" svg:x="10.853cm" svg:y="16.763cm">
            <text:p text:style-name="P18"><text:span text:style-name="T8">Isolates the Oracle environment</text:span></text:p>
            <draw:enhanced-geometry svg:viewBox="0 0 21600 21600" draw:type="mso-spt202" draw:enhanced-path="M 0 0 L 21600 0 21600 21600 0 21600 0 0 Z N"/>
          </draw:custom-shape>
          <draw:line draw:style-name="gr11" draw:text-style-name="P13" draw:layer="layout" svg:x1="10.846cm" svg:y1="17.286cm" svg:x2="8.729cm" svg:y2="15.593cm">
            <text:p text:style-name="P9"/>
          </draw:line>
        </draw:g>
        <draw:custom-shape draw:style-name="gr6" draw:text-style-name="P17" draw:id="id87" draw:layer="layout" svg:width="24.554cm" svg:height="5.504cm" svg:x="0.423cm" svg:y="12.63cm">
          <text:p text:style-name="P19"><text:span text:style-name="T17">&lt;beans&gt;</text:span></text:p>
          <text:p text:style-name="P19"><text:span text:style-name="T18"><text:s text:c="4"/></text:span><text:span text:style-name="T17">&lt;bean</text:span><text:span text:style-name="T18"> </text:span><text:span text:style-name="T19">id</text:span><text:span text:style-name="T18">=</text:span><text:span text:style-name="T20">“dataSource”</text:span><text:span text:style-name="T18"> </text:span><text:span text:style-name="T19">class</text:span><text:span text:style-name="T18">=</text:span><text:span text:style-name="T20">“app.testdb.TestDataSourceFactory” </text:span><text:span text:style-name="T17">/&gt;</text:span></text:p>
          <text:p text:style-name="P19"><text:span text:style-name="T17">&lt;/beans&gt;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Partitioning Configuration</text:p>
          </draw:text-box>
        </draw:frame>
        <draw:custom-shape draw:style-name="gr6" draw:text-style-name="P17" draw:layer="layout" svg:width="24.554cm" svg:height="8.043cm" svg:x="0.423cm" svg:y="4.022cm">
          <text:p text:style-name="P19"><text:span text:style-name="T17">&lt;beans&gt;</text:span></text:p>
          <text:p text:style-name="P19"><text:span text:style-name="T18"><text:s text:c="4"/></text:span><text:span text:style-name="T17">&lt;bean</text:span><text:span text:style-name="T18"> </text:span><text:span text:style-name="T19">id</text:span><text:span text:style-name="T18">=</text:span><text:span text:style-name="T20">“transferService”</text:span><text:span text:style-name="T18"> </text:span><text:span text:style-name="T19">class</text:span><text:span text:style-name="T18">=</text:span><text:span text:style-name="T20">“app.impl.TransferServiceImpl”</text:span><text:span text:style-name="T17">&gt;</text:span></text:p>
          <text:p text:style-name="P19"><text:span text:style-name="T18"><text:s text:c="8"/></text:span><text:span text:style-name="T17">&lt;constructor-arg</text:span><text:span text:style-name="T18"> </text:span><text:span text:style-name="T19">ref</text:span><text:span text:style-name="T18">=“</text:span><text:span text:style-name="T20">accountRepository” </text:span><text:span text:style-name="T17">/&gt;</text:span></text:p>
          <text:p text:style-name="P19"><text:span text:style-name="T18"><text:s text:c="4"/></text:span><text:span text:style-name="T17">&lt;/bean&gt;</text:span></text:p>
          <text:p text:style-name="P19"><text:span text:style-name="T18"/></text:p>
          <text:p text:style-name="P19"><text:span text:style-name="T17"><text:s text:c="4"/></text:span><text:span text:style-name="T17">&lt;bean</text:span><text:span text:style-name="T18"> </text:span><text:span text:style-name="T19">id</text:span><text:span text:style-name="T18">=</text:span><text:span text:style-name="T20">“accountRepository” </text:span><text:span text:style-name="T19">class</text:span><text:span text:style-name="T18">=</text:span><text:span text:style-name="T20">“app.impl.JdbcAccountRepository”</text:span><text:span text:style-name="T17">&gt;</text:span></text:p>
          <text:p text:style-name="P19"><text:span text:style-name="T17"><text:s text:c="8"/></text:span><text:span text:style-name="T17">&lt;constructor-arg</text:span><text:span text:style-name="T18"> </text:span><text:span text:style-name="T19">ref</text:span><text:span text:style-name="T18">=</text:span><text:span text:style-name="T20">“dataSource” </text:span><text:span text:style-name="T17">/&gt;</text:span></text:p>
          <text:p text:style-name="P19"><text:span text:style-name="T18"><text:s text:c="4"/></text:span><text:span text:style-name="T17">&lt;/bean&gt;</text:span></text:p>
          <text:p text:style-name="P19"><text:span text:style-name="T17">&lt;/beans&gt;</text:span></text:p>
          <text:p text:style-name="P19"><text:span text:style-name="T17"/></text:p>
          <draw:enhanced-geometry svg:viewBox="0 0 21600 21600" draw:type="rectangle" draw:enhanced-path="M 0 0 L 21600 0 21600 21600 0 21600 0 0 Z N"/>
        </draw:custom-shape>
        <draw:g draw:id="id88">
          <draw:custom-shape draw:style-name="gr18" draw:text-style-name="P17" draw:layer="layout" svg:width="13.359cm" svg:height="1.074cm" svg:x="8.525cm" svg:y="15.492cm">
            <text:p text:style-name="P18"><text:span text:style-name="T8">Now substitutable for other environments</text:span></text:p>
            <draw:enhanced-geometry svg:viewBox="0 0 21600 21600" draw:type="mso-spt202" draw:enhanced-path="M 0 0 L 21600 0 21600 21600 0 21600 0 0 Z N"/>
          </draw:custom-shape>
          <draw:line draw:style-name="gr11" draw:text-style-name="P13" draw:layer="layout" svg:x1="8.518cm" svg:y1="16.016cm" svg:x2="6.401cm" svg:y2="14.323cm">
            <text:p text:style-name="P9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7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ootstrapping in Each Environment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Bootstrapping in Each Environment</text:p>
          </draw:text-box>
        </draw:frame>
        <draw:custom-shape draw:style-name="gr6" draw:text-style-name="P17" draw:id="id89" draw:layer="layout" svg:width="18.838cm" svg:height="5.292cm" svg:x="2.54cm" svg:y="5.503cm">
          <text:p text:style-name="P16"><text:span text:style-name="T27">// Create the application from the configuration</text:span></text:p>
          <text:p text:style-name="P16"><text:span text:style-name="T14">ApplicationContext context =</text:span></text:p>
          <text:p text:style-name="P16"><text:span text:style-name="T14"><text:s text:c="4"/></text:span><text:span text:style-name="T13">new</text:span><text:span text:style-name="T14"> ClassPathXmlApplicationContext(</text:span><text:span text:style-name="T13">new</text:span><text:span text:style-name="T14"> String[] {</text:span></text:p>
          <text:p text:style-name="P16"><text:span text:style-name="T14"><text:s text:c="8"/></text:span><text:span text:style-name="T15">“</text:span><text:span text:style-name="T15">application-config.xml”</text:span><text:span text:style-name="T14">,</text:span></text:p>
          <text:p text:style-name="P16"><text:span text:style-name="T14"><text:s text:c="8"/></text:span><text:span text:style-name="T15">“</text:span><text:span text:style-name="T15">test-infrastructure-config.xml”</text:span></text:p>
          <text:p text:style-name="P16"><text:span text:style-name="T14">});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id="id90" draw:layer="layout" svg:width="18.838cm" svg:height="5.292cm" svg:x="2.54cm" svg:y="12.065cm">
          <text:p text:style-name="P16"><text:span text:style-name="T27">// Create the application from the configuration</text:span></text:p>
          <text:p text:style-name="P16"><text:span text:style-name="T14">ApplicationContext context =</text:span></text:p>
          <text:p text:style-name="P16"><text:span text:style-name="T14"><text:s text:c="3"/></text:span><text:span text:style-name="T13"><text:s/></text:span><text:span text:style-name="T13">new</text:span><text:span text:style-name="T14"> XmlWebApplicationContext(</text:span><text:span text:style-name="T13">new</text:span><text:span text:style-name="T14"> String[] {</text:span></text:p>
          <text:p text:style-name="P16"><text:span text:style-name="T14"><text:s text:c="8"/></text:span><text:span text:style-name="T15">“</text:span><text:span text:style-name="T15">classpath:application-config.xml”</text:span><text:span text:style-name="T14">,</text:span></text:p>
          <text:p text:style-name="P16"><text:span text:style-name="T14"><text:s text:c="8"/></text:span><text:span text:style-name="T15">“</text:span><text:span text:style-name="T15">/WEB-INF/oracle-infrastructure-config.xml”</text:span></text:p>
          <text:p text:style-name="P16"><text:span text:style-name="T14">});</text:span>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9.468cm" svg:height="1.12cm" svg:x="1.852cm" svg:y="4.251cm">
          <text:list text:style-name="L10">
            <text:list-item>
              <text:p text:style-name="P53"><text:span text:style-name="T75"><text:s/></text:span><text:span text:style-name="T75">In the test environme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7" draw:layer="layout" svg:width="14.396cm" svg:height="1.12cm" svg:x="1.685cm" svg:y="10.936cm">
          <text:list text:style-name="L10">
            <text:list-item>
              <text:p text:style-name="P53"><text:span text:style-name="T75"><text:s/></text:span><text:span text:style-name="T75">In the production Oracle environment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8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54">How Spring works</text:p>
              </text:list-item>
            </text:list>
            <text:list text:style-name="L4">
              <text:list-item>
                <text:p text:style-name="P54">Writing Spring bean definitions</text:p>
              </text:list-item>
            </text:list>
            <text:list text:style-name="L4">
              <text:list-item>
                <text:list>
                  <text:list-item>
                    <text:p text:style-name="P55">Configuring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5">Going beyond constructor instantiation</text:p>
                  </text:list-item>
                </text:list>
              </text:list-item>
            </text:list>
            <text:list text:style-name="L4">
              <text:list-item>
                <text:p text:style-name="P54">Creating a Spring application context</text:p>
              </text:list-item>
            </text:list>
            <text:list text:style-name="L4">
              <text:list-item>
                <text:p text:style-name="P54"><text:span text:style-name="T76">Summary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9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enefits of Dependency Injection" draw:style-name="dp1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Benefits of Dependency Injection</text:p>
          </draw:text-box>
        </draw:frame>
        <draw:frame presentation:style-name="pr18" draw:text-style-name="P8" draw:layer="layout" svg:width="21.802cm" svg:height="11.431cm" svg:x="1.905cm" svg:y="5.503cm" presentation:class="outline" presentation:user-transformed="true">
          <draw:text-box>
            <text:list text:style-name="L4">
              <text:list-item>
                <text:p text:style-name="P56"><text:span text:style-name="T2">Your object is handed what it needs to work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6">Frees your object from the burden of resolving its dependenc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7"><text:span text:style-name="T26">Simplifies your code, improves code reusability</text:span></text:p>
                  </text:list-item>
                </text:list>
              </text:list-item>
            </text:list>
            <text:list text:style-name="L4">
              <text:list-item>
                <text:p text:style-name="P56"><text:span text:style-name="T2">Promotes programming to interfaces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6">Conceals the implementation details of each dependency</text:span></text:p>
                  </text:list-item>
                </text:list>
              </text:list-item>
            </text:list>
            <text:list text:style-name="L4">
              <text:list-item>
                <text:p text:style-name="P56"><text:span text:style-name="T2">Improves testability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6">Dependencies can be easily stubbed out for unit testing</text:span></text:p>
                  </text:list-item>
                </text:list>
              </text:list-item>
            </text:list>
            <text:list text:style-name="L4">
              <text:list-item>
                <text:p text:style-name="P56"><text:span text:style-name="T2">Allows for centralized control over object lifecycle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26">Opens the door for new possibilities</text:span></text:p>
                  </text:list-item>
                </text:list>
              </text:list-item>
            </text:list>
            <text:list text:style-name="L4">
              <text:list-item>
                <text:p text:style-name="P58"><text:span text:style-name="T26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0"/>
          <draw:frame presentation:style-name="pr6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59"/>
            <text:p text:style-name="P59"/>
            <text:p text:style-name="P3"><text:span text:style-name="T2">Using Spring to Configure an Application</text:span></text:p>
          </draw:text-box>
        </draw:frame>
        <presentation:notes draw:style-name="dp2">
          <draw:page-thumbnail draw:layer="layout" svg:width="13.335cm" svg:height="10.001cm" svg:x="3.493cm" svg:y="2.002cm" draw:page-number="41"/>
          <draw:frame presentation:style-name="pr20" draw:text-style-name="P9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s-105 48-105 105 48 105 105 105 105-48 105-105z"/>
    <draw:stroke-dash draw:name="Dash_20_2" draw:display-name="Dash 2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f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1cm" fo:margin-right="0cm" fo:margin-top="0.245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f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3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color="#000000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f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3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Container 1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1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Module Name</dc:title>
    <meta:initial-creator>Mark Fisher</meta:initial-creator>
    <meta:creation-date>2006-09-22T09:51:11</meta:creation-date>
    <dc:date>2008-09-08T18:16:38</dc:date>
    <dc:language>en-US</dc:language>
    <meta:editing-cycles>346</meta:editing-cycles>
    <meta:editing-duration>P3DT16H9M34S</meta:editing-duration>
    <meta:user-defined meta:name="Info 1"/>
    <meta:user-defined meta:name="Info 2"/>
    <meta:user-defined meta:name="Info 3"/>
    <meta:user-defined meta:name="Info 4"/>
    <meta:document-statistic meta:object-count="337"/>
  </office:meta>
</office:document-meta>
</file>